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automatic-styles>
    <style:style style:family="table-cell" style:name="ce1" style:display-name="ce1">
      <style:table-cell-properties fo:border-right="0.91pt solid #3c3c3c" fo:border-top="0.91pt solid #3c3c3c" fo:border-left="0.91pt solid #3c3c3c" fo:border-bottom="0.71pt solid #3c3c3c" fo:wrap-option="wrap" style:vertical-align="middle"/>
      <style:paragraph-properties style:vertical-align="middle" fo:text-align="center"/>
    </style:style>
    <style:style style:family="table-cell" style:name="ce2" style:display-name="ce2">
      <style:table-cell-properties fo:border-right="0.91pt solid #3c3c3c" fo:border-top="0.91pt solid #3c3c3c" fo:border-left="0.91pt solid #3c3c3c" fo:border-bottom="0.71pt solid #3c3c3c" fo:wrap-option="wrap" style:vertical-align="middle"/>
      <style:paragraph-properties style:vertical-align="middle"/>
    </style:style>
    <style:style style:family="table-cell" style:name="ce3" style:display-name="ce3">
      <style:table-cell-properties fo:border-left="0.91pt solid #3c3c3c" fo:border-bottom="0.31pt solid #3c3c3c" style:vertical-align="middle" fo:wrap-option="wrap" fo:border-top="0.91pt solid #3c3c3c"/>
      <style:paragraph-properties style:vertical-align="middle" fo:text-align="center"/>
    </style:style>
    <style:style style:family="table-cell" style:name="ce4" style:display-name="ce4">
      <style:table-cell-properties fo:border-left="0.91pt solid #3c3c3c" fo:border-bottom="0.31pt solid #3c3c3c" style:vertical-align="middle" fo:wrap-option="wrap" fo:border-top="0.31pt solid #3c3c3c"/>
      <style:paragraph-properties style:vertical-align="middle" fo:text-align="center"/>
    </style:style>
    <style:style style:family="table-cell" style:name="ce5" style:display-name="ce5">
      <style:table-cell-properties fo:border-left="0.91pt solid #3c3c3c" style:vertical-align="middle" fo:wrap-option="wrap" fo:border-bottom="0.91pt solid #3c3c3c"/>
      <style:paragraph-properties style:vertical-align="middle" fo:text-align="center"/>
    </style:style>
    <style:style style:family="table-cell" style:name="ce6" style:display-name="ce6">
      <style:table-cell-properties style:vertical-align="middle" fo:wrap-option="wrap"/>
      <style:paragraph-properties style:vertical-align="middle"/>
    </style:style>
    <style:style style:family="table-cell" style:name="ce7" style:display-name="ce7">
      <style:table-cell-properties fo:border-right="0.71pt solid #3c3c3c" fo:border-top="0.71pt solid #3c3c3c" fo:border-left="0.71pt solid #3c3c3c" fo:border-bottom="0.71pt solid #3c3c3c" fo:wrap-option="wrap" style:vertical-align="middle"/>
      <style:paragraph-properties style:vertical-align="middle" fo:text-align="center"/>
    </style:style>
    <style:style style:family="table-cell" style:name="ce8" style:display-name="ce8">
      <style:table-cell-properties fo:border-left="0.06pt solid #000000" fo:border-bottom="0.06pt solid #000000" fo:border-right="0.06pt solid #000000" fo:border-top="0.06pt solid #000000"/>
      <style:paragraph-properties fo:text-align="center"/>
    </style:style>
    <style:style style:family="table-cell" style:name="ce9" style:display-name="ce9">
      <style:table-cell-properties fo:border-left="0.06pt solid #000000" fo:border-bottom="0.06pt solid #000000" fo:border-right="0.06pt solid #000000" fo:border-top="0.06pt solid #000000"/>
      <style:paragraph-properties fo:text-align="center"/>
    </style:style>
    <style:style style:family="table-cell" style:name="ce10" style:display-name="ce10"/>
    <style:style style:family="table-cell" style:name="ce11" style:display-name="ce11">
      <style:table-cell-properties fo:border-left="0.91pt solid #3c3c3c"/>
    </style:style>
    <style:style style:family="table-cell" style:name="ce12" style:display-name="ce12">
      <style:table-cell-properties style:vertical-align="top" fo:wrap-option="wrap"/>
      <style:paragraph-properties style:vertical-align="top" fo:text-align="center"/>
    </style:style>
    <style:style style:family="table-cell" style:name="ce13" style:display-name="ce13">
      <style:text-properties fo:font-weight="None" fo:font-style="None" fo:font-family="Times New Roman" fo:font-size="12"/>
      <style:table-cell-properties style:vertical-align="middle"/>
      <style:paragraph-properties style:vertical-align="middle" fo:text-align="center"/>
    </style:style>
    <style:style style:family="table-cell" style:name="ce14" style:display-name="ce14"/>
    <style:style style:family="table-cell" style:name="ce15" style:display-name="ce15">
      <style:text-properties fo:font-weight="None" fo:font-style="None" fo:font-family="Arial Cyr1" fo:font-size="12"/>
    </style:style>
    <style:style style:family="table-cell" style:name="ce16" style:display-name="ce16">
      <style:table-cell-properties fo:border-left="0.31pt solid #3c3c3c" fo:border-bottom="0.31pt solid #3c3c3c" style:vertical-align="middle" fo:wrap-option="wrap" fo:border-top="0.91pt solid #3c3c3c"/>
      <style:paragraph-properties style:vertical-align="middle" fo:text-align="start"/>
    </style:style>
    <style:style style:family="table-cell" style:name="ce17" style:display-name="ce17">
      <style:table-cell-properties fo:border-left="0.31pt solid #3c3c3c" fo:border-bottom="0.31pt solid #3c3c3c" style:vertical-align="middle" fo:wrap-option="wrap" fo:border-top="0.31pt solid #3c3c3c"/>
      <style:paragraph-properties style:vertical-align="middle" fo:text-align="start"/>
    </style:style>
    <style:style style:family="table-cell" style:name="ce18" style:display-name="ce18">
      <style:table-cell-properties fo:border-left="0.31pt solid #3c3c3c" style:vertical-align="middle" fo:wrap-option="wrap" fo:border-bottom="0.91pt solid #3c3c3c"/>
      <style:paragraph-properties style:vertical-align="middle" fo:text-align="start"/>
    </style:style>
    <style:style style:family="table-cell" style:name="ce19" style:display-name="ce19">
      <style:table-cell-properties style:vertical-align="middle" fo:wrap-option="wrap"/>
      <style:paragraph-properties style:vertical-align="middle"/>
    </style:style>
    <style:style style:family="table-cell" style:name="ce20" style:display-name="ce20">
      <style:table-cell-properties fo:border-left="0.06pt solid #000000" fo:border-bottom="0.06pt solid #000000" fo:border-right="0.06pt solid #000000" fo:border-top="0.06pt solid #000000"/>
    </style:style>
    <style:style style:family="table-cell" style:name="ce21" style:display-name="ce21">
      <style:table-cell-properties fo:border-left="0.06pt solid #000000" fo:border-bottom="0.06pt solid #000000" fo:border-right="0.06pt solid #000000" fo:border-top="0.06pt solid #000000"/>
    </style:style>
    <style:style style:family="table-cell" style:name="ce22" style:display-name="ce22">
      <style:table-cell-properties fo:border-left="0.06pt solid #000000" fo:border-bottom="0.06pt solid #000000" fo:border-right="0.06pt solid #000000" fo:border-top="0.06pt solid #000000"/>
    </style:style>
    <style:style style:family="table-cell" style:name="ce23" style:display-name="ce23">
      <style:table-cell-properties fo:border-left="0.31pt solid #3c3c3c" fo:border-right="0.31pt solid #3c3c3c"/>
    </style:style>
    <style:style style:family="table-cell" style:name="ce24" style:display-name="ce24">
      <style:table-cell-properties fo:border-left="0.31pt solid #3c3c3c" fo:border-bottom="0.31pt solid #3c3c3c" style:vertical-align="middle" fo:wrap-option="wrap" fo:border-top="0.91pt solid #3c3c3c"/>
      <style:paragraph-properties style:vertical-align="middle" fo:text-align="center"/>
    </style:style>
    <style:style style:family="table-cell" style:name="ce25" style:display-name="ce25">
      <style:table-cell-properties fo:border-left="0.31pt solid #3c3c3c" fo:border-bottom="0.31pt solid #3c3c3c" style:vertical-align="middle" fo:wrap-option="wrap" fo:border-top="0.31pt solid #3c3c3c"/>
      <style:paragraph-properties style:vertical-align="middle" fo:text-align="center"/>
    </style:style>
    <style:style style:family="table-cell" style:name="ce26" style:display-name="ce26">
      <style:table-cell-properties fo:border-left="0.31pt solid #3c3c3c" style:vertical-align="middle" fo:wrap-option="wrap" fo:border-bottom="0.91pt solid #3c3c3c"/>
      <style:paragraph-properties style:vertical-align="middle" fo:text-align="center"/>
    </style:style>
    <style:style style:family="table-cell" style:name="ce27" style:display-name="ce27">
      <style:table-cell-properties fo:border-left="0.06pt solid #000000" fo:border-bottom="0.06pt solid #000000" fo:border-right="0.06pt solid #000000" fo:border-top="0.06pt solid #000000"/>
      <style:paragraph-properties fo:text-align="center"/>
    </style:style>
    <style:style style:family="table-cell" style:name="ce28" style:display-name="ce28">
      <style:paragraph-properties fo:text-align="center"/>
    </style:style>
    <style:style style:family="table-cell" style:name="ce29" style:display-name="ce29">
      <style:text-properties fo:font-weight="None" fo:font-style="None" fo:font-family="Times New Roman" fo:font-size="12"/>
      <style:table-cell-properties style:vertical-align="middle"/>
      <style:paragraph-properties style:vertical-align="middle" fo:text-align="end"/>
    </style:style>
    <style:style style:family="table-cell" style:name="ce30" style:display-name="ce30">
      <style:table-cell-properties fo:border-right="0.91pt solid #3c3c3c" fo:border-top="0.91pt solid #3c3c3c" fo:border-left="0.91pt solid #3c3c3c" fo:border-bottom="0.91pt solid #3c3c3c" fo:wrap-option="wrap" style:vertical-align="middle"/>
      <style:paragraph-properties style:vertical-align="middle" fo:text-align="center"/>
    </style:style>
    <number:number-style style:name="4639effc6a972ea035d059b7b77bd1b8" style:display-name="4639effc6a972ea035d059b7b77bd1b8">
      <number:number number:grouping="true" number:decimal-places="2" number:min-integer-digits="1"/>
    </number:number-style>
    <style:style style:data-style-name="4639effc6a972ea035d059b7b77bd1b8" style:family="table-cell" style:name="ce31" style:display-name="ce31">
      <style:table-cell-properties fo:border-right="0.31pt solid #3c3c3c" fo:border-top="0.91pt solid #3c3c3c" fo:border-left="0.31pt solid #3c3c3c" fo:border-bottom="0.31pt solid #3c3c3c" fo:wrap-option="wrap" style:vertical-align="middle"/>
      <style:paragraph-properties style:vertical-align="middle"/>
    </style:style>
    <number:number-style style:name="fcd4c8847c030ce1ca7b2e3aff721c44" style:display-name="fcd4c8847c030ce1ca7b2e3aff721c44">
      <number:number number:grouping="true" number:decimal-places="2" number:min-integer-digits="1"/>
    </number:number-style>
    <style:style style:data-style-name="fcd4c8847c030ce1ca7b2e3aff721c44" style:family="table-cell" style:name="ce32" style:display-name="ce32">
      <style:table-cell-properties fo:border-right="0.31pt solid #3c3c3c" fo:border-top="0.31pt solid #3c3c3c" fo:border-left="0.31pt solid #3c3c3c" fo:border-bottom="0.31pt solid #3c3c3c" fo:wrap-option="wrap" style:vertical-align="middle"/>
      <style:paragraph-properties style:vertical-align="middle"/>
    </style:style>
    <number:number-style style:name="290ef0c6b61af39de8fc0bbfcf9d916e" style:display-name="290ef0c6b61af39de8fc0bbfcf9d916e">
      <number:number number:grouping="true" number:decimal-places="2" number:min-integer-digits="1"/>
    </number:number-style>
    <style:style style:data-style-name="290ef0c6b61af39de8fc0bbfcf9d916e" style:family="table-cell" style:name="ce33" style:display-name="ce33">
      <style:table-cell-properties fo:border-left="0.31pt solid #3c3c3c" fo:border-bottom="0.91pt solid #3c3c3c" fo:border-right="0.31pt solid #3c3c3c" fo:wrap-option="wrap" style:vertical-align="middle"/>
      <style:paragraph-properties style:vertical-align="middle"/>
    </style:style>
    <number:number-style style:name="0dd69bb1f61dbb5b657e5335a4030618" style:display-name="0dd69bb1f61dbb5b657e5335a4030618">
      <number:number number:grouping="true" number:decimal-places="2" number:min-integer-digits="1"/>
    </number:number-style>
    <style:style style:data-style-name="0dd69bb1f61dbb5b657e5335a4030618" style:family="table-cell" style:name="ce34" style:display-name="ce34">
      <style:table-cell-properties style:vertical-align="middle" fo:wrap-option="wrap"/>
      <style:paragraph-properties style:vertical-align="middle"/>
    </style:style>
    <number:number-style style:name="ca496115ee6e16110f3635d9b07987e5" style:display-name="ca496115ee6e16110f3635d9b07987e5">
      <number:number number:grouping="true" number:decimal-places="0" number:min-integer-digits="1"/>
    </number:number-style>
    <style:style style:data-style-name="ca496115ee6e16110f3635d9b07987e5" style:family="table-cell" style:name="ce35" style:display-name="ce35">
      <style:table-cell-properties fo:border-left="0.06pt solid #000000" fo:border-bottom="0.06pt solid #000000" fo:border-right="0.06pt solid #000000" fo:border-top="0.06pt solid #000000"/>
      <style:paragraph-properties fo:text-align="center"/>
    </style:style>
    <number:number-style style:name="4ea7d0319c68731b57e7b25727d03501" style:display-name="4ea7d0319c68731b57e7b25727d03501">
      <number:number number:grouping="true" number:decimal-places="0" number:min-integer-digits="1"/>
    </number:number-style>
    <style:style style:data-style-name="4ea7d0319c68731b57e7b25727d03501" style:family="table-cell" style:name="ce36" style:display-name="ce36">
      <style:paragraph-properties fo:text-align="center"/>
    </style:style>
    <number:number-style style:name="36a2ff590ef9fe1aec05b16453e25606" style:display-name="36a2ff590ef9fe1aec05b16453e25606">
      <number:number/>
    </number:number-style>
    <style:style style:data-style-name="36a2ff590ef9fe1aec05b16453e25606" style:family="table-cell" style:name="ce37" style:display-name="ce37">
      <style:paragraph-properties fo:text-align="center"/>
    </style:style>
    <number:number-style style:name="fafc02eef67a0181a80633254adf2d1f" style:display-name="fafc02eef67a0181a80633254adf2d1f">
      <number:number/>
    </number:number-style>
    <style:style style:data-style-name="fafc02eef67a0181a80633254adf2d1f" style:family="table-cell" style:name="ce38" style:display-name="ce38">
      <style:table-cell-properties fo:border-left="0.06pt solid #000000" fo:border-bottom="0.06pt solid #000000" fo:border-right="0.06pt solid #000000" fo:border-top="0.06pt solid #000000"/>
      <style:paragraph-properties fo:text-align="center"/>
    </style:style>
    <number:number-style style:name="1ef83311b59e961b2cf7c04c554d6507" style:display-name="1ef83311b59e961b2cf7c04c554d6507">
      <number:number number:grouping="true" number:decimal-places="2" number:min-integer-digits="1"/>
    </number:number-style>
    <style:style style:data-style-name="1ef83311b59e961b2cf7c04c554d6507" style:family="table-cell" style:name="ce39" style:display-name="ce39">
      <style:table-cell-properties fo:border-left="0.31pt solid #3c3c3c" fo:border-bottom="0.31pt solid #3c3c3c" style:vertical-align="middle" fo:wrap-option="wrap" fo:border-top="0.91pt solid #3c3c3c"/>
      <style:paragraph-properties style:vertical-align="middle"/>
    </style:style>
    <number:number-style style:name="7ab454675c7f86d552165d07d966faff" style:display-name="7ab454675c7f86d552165d07d966faff">
      <number:number number:grouping="true" number:decimal-places="2" number:min-integer-digits="1"/>
    </number:number-style>
    <style:style style:data-style-name="7ab454675c7f86d552165d07d966faff" style:family="table-cell" style:name="ce40" style:display-name="ce40">
      <style:table-cell-properties fo:border-left="0.31pt solid #3c3c3c" fo:border-bottom="0.31pt solid #3c3c3c" style:vertical-align="middle" fo:wrap-option="wrap" fo:border-top="0.31pt solid #3c3c3c"/>
      <style:paragraph-properties style:vertical-align="middle"/>
    </style:style>
    <number:number-style style:name="263c70b4770cf9471ab09ca93a32e466" style:display-name="263c70b4770cf9471ab09ca93a32e466">
      <number:number number:grouping="true" number:decimal-places="2" number:min-integer-digits="1"/>
    </number:number-style>
    <style:style style:data-style-name="263c70b4770cf9471ab09ca93a32e466" style:family="table-cell" style:name="ce41" style:display-name="ce41">
      <style:table-cell-properties fo:border-left="0.31pt solid #3c3c3c" style:vertical-align="middle" fo:wrap-option="wrap" fo:border-bottom="0.91pt solid #3c3c3c"/>
      <style:paragraph-properties style:vertical-align="middle"/>
    </style:style>
    <style:style style:family="table-cell" style:name="ce42" style:display-name="ce42">
      <style:text-properties fo:font-weight="None" fo:font-style="None" fo:font-family="Times New Roman" fo:font-size="12"/>
      <style:table-cell-properties style:vertical-align="middle"/>
      <style:paragraph-properties style:vertical-align="middle" fo:text-align="start"/>
    </style:style>
    <style:style style:family="table-cell" style:name="ce43" style:display-name="ce43">
      <style:text-properties fo:font-weight="bold" fo:font-style="None" fo:font-family="Arial Cyr1" fo:font-size="20"/>
    </style:style>
    <number:number-style style:name="c18b85896658b432a1badba08709746a" style:display-name="c18b85896658b432a1badba08709746a">
      <number:number number:grouping="true" number:decimal-places="2" number:min-integer-digits="1"/>
    </number:number-style>
    <style:style style:data-style-name="c18b85896658b432a1badba08709746a" style:family="table-cell" style:name="ce44" style:display-name="ce44">
      <style:table-cell-properties fo:border-left="0.06pt solid #000000" fo:border-bottom="0.06pt solid #000000" fo:border-right="0.06pt solid #000000" fo:border-top="0.06pt solid #000000"/>
    </style:style>
    <style:style style:family="table-cell" style:name="ce45" style:display-name="ce45">
      <style:paragraph-properties fo:text-align="center"/>
    </style:style>
    <style:style style:family="table-cell" style:name="ce46" style:display-name="ce46">
      <style:text-properties fo:font-weight="bold" fo:font-style="None" fo:font-family="Arial Cyr1" fo:font-size="16"/>
      <style:paragraph-properties fo:text-align="center"/>
    </style:style>
    <number:number-style style:name="6dedf9ae58198a6177af35272bbf5746" style:display-name="6dedf9ae58198a6177af35272bbf5746">
      <number:number number:grouping="true" number:decimal-places="2" number:min-integer-digits="1"/>
    </number:number-style>
    <style:style style:data-style-name="6dedf9ae58198a6177af35272bbf5746" style:family="table-cell" style:name="ce47" style:display-name="ce47">
      <style:text-properties fo:font-weight="bold" fo:font-style="None" fo:font-family="Arial Cyr" fo:font-size="10"/>
      <style:table-cell-properties fo:border-left="0.31pt solid #3c3c3c" fo:border-bottom="0.31pt solid #3c3c3c" style:vertical-align="middle" fo:wrap-option="wrap" fo:border-top="0.91pt solid #3c3c3c"/>
      <style:paragraph-properties style:vertical-align="middle" fo:text-align="center"/>
    </style:style>
    <number:number-style style:name="d713cdc784841442ef12c34b18b111dd" style:display-name="d713cdc784841442ef12c34b18b111dd">
      <number:number number:grouping="true" number:decimal-places="2" number:min-integer-digits="1"/>
    </number:number-style>
    <style:style style:data-style-name="d713cdc784841442ef12c34b18b111dd" style:family="table-cell" style:name="ce48" style:display-name="ce48">
      <style:text-properties fo:font-weight="bold" fo:font-style="None" fo:font-family="Arial Cyr" fo:font-size="10"/>
      <style:table-cell-properties fo:border-left="0.31pt solid #3c3c3c" fo:border-bottom="0.31pt solid #3c3c3c" style:vertical-align="middle" fo:wrap-option="wrap" fo:border-top="0.31pt solid #3c3c3c"/>
      <style:paragraph-properties style:vertical-align="middle" fo:text-align="center"/>
    </style:style>
    <number:number-style style:name="9ba00065092262cc797fc818af07227f" style:display-name="9ba00065092262cc797fc818af07227f">
      <number:number number:grouping="true" number:decimal-places="2" number:min-integer-digits="1"/>
    </number:number-style>
    <style:style style:data-style-name="9ba00065092262cc797fc818af07227f" style:family="table-cell" style:name="ce49" style:display-name="ce49">
      <style:table-cell-properties fo:border-left="0.31pt solid #3c3c3c" fo:border-bottom="0.31pt solid #3c3c3c" style:vertical-align="middle" fo:wrap-option="wrap" fo:border-top="0.31pt solid #3c3c3c"/>
      <style:paragraph-properties style:vertical-align="middle" fo:text-align="center"/>
    </style:style>
    <number:number-style style:name="a307e12018501a869aa90ddc4427e51e" style:display-name="a307e12018501a869aa90ddc4427e51e">
      <number:number number:grouping="true" number:decimal-places="2" number:min-integer-digits="1"/>
    </number:number-style>
    <style:style style:data-style-name="a307e12018501a869aa90ddc4427e51e" style:family="table-cell" style:name="ce50" style:display-name="ce50">
      <style:table-cell-properties fo:border-left="0.31pt solid #3c3c3c" style:vertical-align="middle" fo:wrap-option="wrap" fo:border-bottom="0.91pt solid #3c3c3c"/>
      <style:paragraph-properties style:vertical-align="middle" fo:text-align="center"/>
    </style:style>
    <number:number-style style:name="653b1bf80c227e6a3e0f57aa77fa7ec0" style:display-name="653b1bf80c227e6a3e0f57aa77fa7ec0">
      <number:number number:grouping="true" number:decimal-places="2" number:min-integer-digits="1"/>
    </number:number-style>
    <style:style style:data-style-name="653b1bf80c227e6a3e0f57aa77fa7ec0" style:family="table-cell" style:name="ce51" style:display-name="ce51">
      <style:table-cell-properties style:vertical-align="middle" fo:wrap-option="wrap"/>
      <style:paragraph-properties style:vertical-align="middle" fo:text-align="center"/>
    </style:style>
    <number:number-style style:name="baf5c5a818c206800f4e8f0c8071e311" style:display-name="baf5c5a818c206800f4e8f0c8071e311">
      <number:number number:grouping="true" number:decimal-places="2" number:min-integer-digits="1"/>
    </number:number-style>
    <style:style style:data-style-name="baf5c5a818c206800f4e8f0c8071e311" style:family="table-cell" style:name="ce52" style:display-name="ce52">
      <style:text-properties fo:font-weight="None" fo:font-style="None" fo:font-family="Arial Cyr" fo:font-size="10"/>
      <style:table-cell-properties fo:border-left="0.06pt solid #000000" fo:border-bottom="0.06pt solid #000000" fo:border-right="0.06pt solid #000000" fo:border-top="0.06pt solid #000000"/>
    </style:style>
    <number:number-style style:name="444d48b06ee865ae4f7b9655fafebf19" style:display-name="444d48b06ee865ae4f7b9655fafebf19">
      <number:number number:grouping="true" number:decimal-places="2" number:min-integer-digits="1"/>
    </number:number-style>
    <style:style style:data-style-name="444d48b06ee865ae4f7b9655fafebf19" style:family="table-cell" style:name="ce53" style:display-name="ce53">
      <style:text-properties fo:font-weight="None" fo:font-style="None" fo:font-family="Arial Cyr" fo:font-size="10"/>
    </style:style>
    <number:number-style style:name="cc03deb0f03e58942538a85914df1b12" style:display-name="cc03deb0f03e58942538a85914df1b12">
      <number:number number:grouping="true" number:decimal-places="2" number:min-integer-digits="1"/>
    </number:number-style>
    <style:style style:data-style-name="cc03deb0f03e58942538a85914df1b12" style:family="table-cell" style:name="ce54" style:display-name="ce54">
      <style:text-properties fo:font-weight="None" fo:font-style="None" fo:font-family="Arial Cyr" fo:font-size="10"/>
    </style:style>
    <style:style style:family="table-cell" style:name="ce55" style:display-name="ce55">
      <style:text-properties fo:font-weight="bold" fo:font-style="None" fo:font-family="Arial Cyr1" fo:font-size="10"/>
      <style:table-cell-properties fo:border-left="0.06pt solid #000000" fo:border-bottom="0.06pt solid #000000" fo:border-right="0.06pt solid #000000" fo:border-top="0.06pt solid #000000"/>
      <style:paragraph-properties fo:text-align="center"/>
    </style:style>
    <style:style style:family="table-cell" style:name="ce56" style:display-name="ce56">
      <style:text-properties fo:font-weight="bold" fo:font-style="None" fo:font-family="Arial Cyr1" fo:font-size="10"/>
      <style:paragraph-properties fo:text-align="center"/>
    </style:style>
    <style:style style:family="table-cell" style:name="ce57" style:display-name="ce57">
      <style:text-properties fo:font-weight="bold" fo:font-style="None" fo:font-family="Arial Cyr" fo:font-size="10"/>
      <style:paragraph-properties fo:text-align="center"/>
    </style:style>
    <style:style style:family="table-cell" style:name="ce58" style:display-name="ce58">
      <style:text-properties fo:font-weight="None" fo:font-style="None" fo:font-family="Arial Cyr" fo:font-size="10"/>
    </style:style>
    <number:number-style style:name="49278e66c5faf00a4c8d22f1fd58d81e" style:display-name="49278e66c5faf00a4c8d22f1fd58d81e">
      <number:number number:grouping="true" number:decimal-places="2" number:min-integer-digits="1"/>
    </number:number-style>
    <style:style style:data-style-name="49278e66c5faf00a4c8d22f1fd58d81e" style:family="table-cell" style:name="ce59" style:display-name="ce59">
      <style:table-cell-properties fo:border-left="0.06pt solid #000000" fo:border-bottom="0.06pt solid #000000" fo:border-right="0.06pt solid #000000" fo:border-top="0.06pt solid #000000"/>
    </style:style>
    <number:number-style style:name="0f5a48bcc08b2fb84a9dec37f7ea015a" style:display-name="0f5a48bcc08b2fb84a9dec37f7ea015a">
      <number:number number:grouping="true" number:decimal-places="2" number:min-integer-digits="1"/>
    </number:number-style>
    <style:style style:data-style-name="0f5a48bcc08b2fb84a9dec37f7ea015a" style:family="table-cell" style:name="ce60" style:display-name="ce60"/>
    <style:style style:family="table-cell" style:name="ce61" style:display-name="ce61">
      <style:table-cell-properties fo:border-right="0.91pt solid #3c3c3c" fo:border-top="0.91pt solid #3c3c3c" fo:border-left="0.91pt solid #3c3c3c" fo:border-bottom="0.71pt solid #3c3c3c" fo:wrap-option="wrap" style:vertical-align="top"/>
      <style:paragraph-properties style:vertical-align="top" fo:text-align="center"/>
    </style:style>
    <number:number-style style:name="1f82a3da383592d16625f7541fbe5bc5" style:display-name="1f82a3da383592d16625f7541fbe5bc5">
      <number:number number:grouping="true" number:decimal-places="2" number:min-integer-digits="1"/>
    </number:number-style>
    <style:style style:data-style-name="1f82a3da383592d16625f7541fbe5bc5" style:family="table-cell" style:name="ce62" style:display-name="ce62">
      <style:table-cell-properties fo:border-left="0.31pt solid #3c3c3c" fo:border-bottom="0.31pt solid #3c3c3c" style:vertical-align="middle" fo:wrap-option="wrap" fo:border-top="0.91pt solid #3c3c3c"/>
      <style:paragraph-properties style:vertical-align="middle" fo:text-align="center"/>
    </style:style>
    <number:number-style style:name="8d1016d4c8ae8364fab09ff6884b52c4" style:display-name="8d1016d4c8ae8364fab09ff6884b52c4">
      <number:number number:grouping="true" number:decimal-places="2" number:min-integer-digits="1"/>
    </number:number-style>
    <style:style style:data-style-name="8d1016d4c8ae8364fab09ff6884b52c4" style:family="table-cell" style:name="ce63" style:display-name="ce63">
      <style:table-cell-properties fo:border-left="0.31pt solid #3c3c3c" fo:border-bottom="0.91pt solid #3c3c3c" style:vertical-align="middle" fo:wrap-option="wrap" fo:border-top="0.31pt solid #3c3c3c"/>
      <style:paragraph-properties style:vertical-align="middle" fo:text-align="center"/>
    </style:style>
    <number:number-style style:name="62324c1cf9eed2fe247206bcace76c02" style:display-name="62324c1cf9eed2fe247206bcace76c02">
      <number:number number:grouping="true" number:decimal-places="2" number:min-integer-digits="1"/>
    </number:number-style>
    <style:style style:data-style-name="62324c1cf9eed2fe247206bcace76c02" style:family="table-cell" style:name="ce64" style:display-name="ce64">
      <style:table-cell-properties style:vertical-align="middle" fo:wrap-option="wrap"/>
      <style:paragraph-properties style:vertical-align="middle"/>
    </style:style>
    <number:number-style style:name="9f5ead4688fd97ca1849cb872d7126c5" style:display-name="9f5ead4688fd97ca1849cb872d7126c5">
      <number:number number:grouping="true" number:decimal-places="2" number:min-integer-digits="1"/>
    </number:number-style>
    <style:style style:data-style-name="9f5ead4688fd97ca1849cb872d7126c5" style:family="table-cell" style:name="ce65" style:display-name="ce65"/>
    <style:style style:data-style-name="d2816e773102987035e8ea8821cbec63" style:family="table-cell" style:name="ce66" style:display-name="ce66"/>
    <number:number-style style:name="626f6a197548a9c9335d5658404c7c96" style:display-name="626f6a197548a9c9335d5658404c7c96">
      <number:number number:grouping="true" number:decimal-places="2" number:min-integer-digits="1"/>
    </number:number-style>
    <style:style style:data-style-name="626f6a197548a9c9335d5658404c7c96" style:family="table-cell" style:name="ce67" style:display-name="ce67">
      <style:table-cell-properties fo:border-left="0.91pt solid #3c3c3c"/>
    </style:style>
    <style:style style:family="table-cell" style:name="ce68" style:display-name="ce68">
      <style:table-cell-properties fo:border-left="0.91pt solid #3c3c3c" style:vertical-align="middle" fo:wrap-option="wrap"/>
      <style:paragraph-properties style:vertical-align="middle" fo:text-align="center"/>
    </style:style>
    <style:style style:family="table-cell" style:name="ce69" style:display-name="ce69">
      <style:text-properties fo:font-weight="None" fo:font-style="None" fo:font-family="Arial Cyr1" fo:font-size="12"/>
      <style:paragraph-properties fo:text-align="center"/>
    </style:style>
    <style:style style:family="table-cell" style:name="ce70" style:display-name="ce70">
      <style:table-cell-properties style:vertical-align="middle" fo:border-right="0.91pt solid #3c3c3c" fo:wrap-option="wrap"/>
      <style:paragraph-properties style:vertical-align="middle"/>
    </style:style>
    <style:style style:family="table-cell" style:name="ce71" style:display-name="ce71">
      <style:table-cell-properties fo:border-bottom="0.91pt solid #3c3c3c" style:vertical-align="middle" fo:border-right="0.91pt solid #3c3c3c" fo:wrap-option="wrap"/>
      <style:paragraph-properties style:vertical-align="middle"/>
    </style:style>
    <style:style style:family="table-cell" style:name="ce72" style:display-name="ce72">
      <style:table-cell-properties style:vertical-align="middle" fo:wrap-option="wrap"/>
      <style:paragraph-properties style:vertical-align="middle" fo:text-align="center"/>
    </style:style>
    <number:number-style style:name="db4a62ef9c95ef63a219be16eba8bb97" style:display-name="db4a62ef9c95ef63a219be16eba8bb97">
      <number:number number:grouping="true" number:decimal-places="2" number:min-integer-digits="1"/>
    </number:number-style>
    <style:style style:data-style-name="db4a62ef9c95ef63a219be16eba8bb97" style:family="table-cell" style:name="ce73" style:display-name="ce73">
      <style:table-cell-properties fo:border-left="0.06pt solid #000000" fo:border-bottom="0.06pt solid #000000" fo:border-right="0.06pt solid #000000" fo:border-top="0.06pt solid #000000"/>
      <style:paragraph-properties fo:text-align="center"/>
    </style:style>
    <number:number-style style:name="0ec96d4736225a7c40ee8c3f35bf2e47" style:display-name="0ec96d4736225a7c40ee8c3f35bf2e47">
      <number:number number:grouping="true" number:decimal-places="2" number:min-integer-digits="1"/>
    </number:number-style>
    <style:style style:data-style-name="0ec96d4736225a7c40ee8c3f35bf2e47" style:family="table-cell" style:name="ce74" style:display-name="ce74">
      <style:paragraph-properties fo:text-align="center"/>
    </style:style>
    <number:number-style style:name="de42ff03d61b59d8e9da982833516aeb" style:display-name="de42ff03d61b59d8e9da982833516aeb">
      <number:number number:grouping="true" number:decimal-places="2" number:min-integer-digits="1"/>
    </number:number-style>
    <style:style style:data-style-name="de42ff03d61b59d8e9da982833516aeb" style:family="table-cell" style:name="ce75" style:display-name="ce75">
      <style:paragraph-properties fo:text-align="center"/>
    </style:style>
    <style:style style:data-style-name="784e3615d861730e98f1ae23e2181a0c" style:family="table-cell" style:name="ce76" style:display-name="ce76">
      <style:paragraph-properties fo:text-align="center"/>
    </style:style>
    <style:style style:data-style-name="fe249faa643206ceb4be8203394a1101" style:family="table-cell" style:name="ce80" style:display-name="ce80">
      <style:table-cell-properties fo:border-left="0.06pt solid #000000" fo:border-bottom="0.06pt solid #000000" fo:border-right="0.06pt solid #000000" fo:border-top="0.06pt solid #000000"/>
    </style:style>
    <style:style style:data-style-name="7fe258878d96448fc1f5b0539e5fb455" style:family="table-cell" style:name="ce81" style:display-name="ce81"/>
    <number:number-style style:name="e98835a40f42f09d931f515e67676782" style:display-name="e98835a40f42f09d931f515e67676782">
      <number:number number:grouping="true" number:decimal-places="2" number:min-integer-digits="1"/>
    </number:number-style>
    <style:style style:data-style-name="e98835a40f42f09d931f515e67676782" style:family="table-cell" style:name="ce82" style:display-name="ce82">
      <style:text-properties fo:font-weight="bold" fo:font-style="None" fo:font-family="Arial Cyr1" fo:font-size="10"/>
      <style:paragraph-properties fo:text-align="end"/>
    </style:style>
    <number:number-style style:name="bc50d957fea258da6e7a946600500b7c" style:display-name="bc50d957fea258da6e7a946600500b7c">
      <number:number number:grouping="true" number:decimal-places="2" number:min-integer-digits="1"/>
    </number:number-style>
    <style:style style:data-style-name="bc50d957fea258da6e7a946600500b7c" style:family="table-cell" style:name="ce83" style:display-name="ce83">
      <style:text-properties fo:font-weight="bold" fo:font-style="None" fo:font-family="Arial Cyr" fo:font-size="10"/>
      <style:paragraph-properties fo:text-align="end"/>
    </style:style>
    <number:number-style style:name="648ed061c6ee373262be9c71d8543622" style:display-name="648ed061c6ee373262be9c71d8543622">
      <number:number number:grouping="true" number:decimal-places="2" number:min-integer-digits="1"/>
    </number:number-style>
    <style:style style:data-style-name="648ed061c6ee373262be9c71d8543622" style:family="table-cell" style:name="ce84" style:display-name="ce84"/>
    <style:style style:family="table-column" style:name="27ccbaaa1035b1b6ee60aecce904a29f" style:display-name="27ccbaaa1035b1b6ee60aecce904a29f">
      <style:table-column-properties fo:break-before="auto" style:column-width="1282.82"/>
    </style:style>
    <style:style style:family="table-column" style:name="3813a04b61c3004e68ed4b48676596e4" style:display-name="3813a04b61c3004e68ed4b48676596e4">
      <style:table-column-properties fo:break-before="auto" style:column-width="7180.46"/>
    </style:style>
    <style:style style:family="table-column" style:name="bab1aa72bb2b70fe1103e726b75df96d" style:display-name="bab1aa72bb2b70fe1103e726b75df96d">
      <style:table-column-properties fo:break-before="auto" style:column-width="2009.0"/>
    </style:style>
    <style:style style:family="table-column" style:name="bb772efabc8aab598cda367b7a1eecf4" style:display-name="bb772efabc8aab598cda367b7a1eecf4">
      <style:table-column-properties fo:break-before="auto" style:column-width="2537.22"/>
    </style:style>
    <style:style style:family="table-column" style:name="3efe57cfb877f6cc52504d8e177357fe" style:display-name="3efe57cfb877f6cc52504d8e177357fe">
      <style:table-column-properties fo:break-before="auto" style:column-width="2009.0"/>
    </style:style>
    <style:style style:family="table-column" style:name="c80cd0fdac15fa69ac992e19b10ee3e9" style:display-name="c80cd0fdac15fa69ac992e19b10ee3e9">
      <style:table-column-properties fo:break-before="auto" style:column-width="2401.0"/>
    </style:style>
    <style:style style:family="table-column" style:name="6812953a4857665c1836a60f9af76f90" style:display-name="6812953a4857665c1836a60f9af76f90">
      <style:table-column-properties fo:break-before="auto" style:column-width="2411.78"/>
    </style:style>
    <style:style style:family="table-column" style:name="963fa6440ee3be133c3efd12f2baa8e9" style:display-name="963fa6440ee3be133c3efd12f2baa8e9">
      <style:table-column-properties fo:break-before="auto" style:column-width="2009.0"/>
    </style:style>
    <style:style style:family="table-column" style:name="0325e210a59fafcc2bdf42701b8ff554" style:display-name="0325e210a59fafcc2bdf42701b8ff554">
      <style:table-column-properties fo:break-before="auto" style:column-width="2401.0"/>
    </style:style>
    <style:style style:family="table-column" style:name="090b10a6b1b87d52fbb8503c388c77d5" style:display-name="090b10a6b1b87d52fbb8503c388c77d5">
      <style:table-column-properties fo:break-before="auto" style:column-width="2009.0"/>
    </style:style>
    <style:style style:family="table-column" style:name="c6ce1cdeebd588a6bf1cfdb6f9fef55e" style:display-name="c6ce1cdeebd588a6bf1cfdb6f9fef55e">
      <style:table-column-properties fo:break-before="auto" style:column-width="2537.22"/>
    </style:style>
    <style:style style:family="table-column" style:name="7dcf83370919051270771a55c383f748" style:display-name="7dcf83370919051270771a55c383f748">
      <style:table-column-properties fo:break-before="auto" style:column-width="2009.0"/>
    </style:style>
    <style:style style:family="table-column" style:name="9d8493d6d7755426a97cad462adb38fa" style:display-name="9d8493d6d7755426a97cad462adb38fa">
      <style:table-column-properties fo:break-before="auto" style:column-width="2537.22"/>
    </style:style>
    <style:style style:family="table-column" style:name="847849ed21d7be86b73d5c5afb1a0898" style:display-name="847849ed21d7be86b73d5c5afb1a0898">
      <style:table-column-properties fo:break-before="auto" style:column-width="1987.44"/>
    </style:style>
    <style:style style:family="table-row" style:name="f85df6fe519419d1f1dfa3df1d9d2ead" style:display-name="f85df6fe519419d1f1dfa3df1d9d2ead">
      <style:table-row-properties fo:break-before="auto" style:row-height="441.0"/>
    </style:style>
    <style:style style:family="table-row" style:name="5717a955aed5501f21ab1965c60ecef3" style:display-name="5717a955aed5501f21ab1965c60ecef3">
      <style:table-row-properties fo:break-before="auto" style:row-height="907.48"/>
    </style:style>
    <style:style style:family="table-row" style:name="13ecf406df3a0a402299185481eb3af4" style:display-name="13ecf406df3a0a402299185481eb3af4">
      <style:table-row-properties fo:break-before="auto" style:row-height="699.72"/>
    </style:style>
    <style:style style:family="table-row" style:name="07dd2f6c321a7f498bd65fe42c4ee210" style:display-name="07dd2f6c321a7f498bd65fe42c4ee210">
      <style:table-row-properties fo:break-before="auto" style:row-height="466.48"/>
    </style:style>
    <style:style style:family="table-row" style:name="c50e31159dc96f56eaf620f73eeffda7" style:display-name="c50e31159dc96f56eaf620f73eeffda7">
      <style:table-row-properties fo:break-before="auto" style:row-height="466.48"/>
    </style:style>
    <style:style style:family="table-row" style:name="a3936b7d032afeb5321cda47148153b1" style:display-name="a3936b7d032afeb5321cda47148153b1">
      <style:table-row-properties fo:break-before="auto" style:row-height="876.12"/>
    </style:style>
    <style:style style:family="table-row" style:name="ae305dfbe45c5911b12ea2952693c12a" style:display-name="ae305dfbe45c5911b12ea2952693c12a">
      <style:table-row-properties fo:break-before="auto" style:row-height="637.98"/>
    </style:style>
    <style:style style:family="table-row" style:name="67d9ea0e6fd51418091288294509f554" style:display-name="67d9ea0e6fd51418091288294509f554">
      <style:table-row-properties fo:break-before="auto" style:row-height="637.98"/>
    </style:style>
    <style:style style:family="table-row" style:name="04ac43f1d130f6af04b15ed4a1075f55" style:display-name="04ac43f1d130f6af04b15ed4a1075f55">
      <style:table-row-properties fo:break-before="auto" style:row-height="637.98"/>
    </style:style>
    <style:style style:family="table-row" style:name="31fbd8a33ad7a3eff04956adb09b6721" style:display-name="31fbd8a33ad7a3eff04956adb09b6721">
      <style:table-row-properties fo:break-before="auto" style:row-height="637.98"/>
    </style:style>
    <style:style style:family="table-row" style:name="c27003d186b4f7cdd4f1fdce10f8352f" style:display-name="c27003d186b4f7cdd4f1fdce10f8352f">
      <style:table-row-properties fo:break-before="auto" style:row-height="637.98"/>
    </style:style>
    <style:style style:family="table-row" style:name="2cb40008144aff6acfcee989928399f4" style:display-name="2cb40008144aff6acfcee989928399f4">
      <style:table-row-properties fo:break-before="auto" style:row-height="637.98"/>
    </style:style>
    <style:style style:family="table-row" style:name="f3cb0e9b0ee6710574720e3b12115274" style:display-name="f3cb0e9b0ee6710574720e3b12115274">
      <style:table-row-properties fo:break-before="auto" style:row-height="637.98"/>
    </style:style>
    <style:style style:family="table-row" style:name="5c1b5b5cabd9305c45bebf66f8e79b26" style:display-name="5c1b5b5cabd9305c45bebf66f8e79b26">
      <style:table-row-properties fo:break-before="auto" style:row-height="637.98"/>
    </style:style>
    <style:style style:family="table-row" style:name="b9b1457506adde1a2177bdd0f291efb2" style:display-name="b9b1457506adde1a2177bdd0f291efb2">
      <style:table-row-properties fo:break-before="auto" style:row-height="637.98"/>
    </style:style>
    <style:style style:family="table-row" style:name="fd0373eddcec37c2e67e3aa9ff2a1358" style:display-name="fd0373eddcec37c2e67e3aa9ff2a1358">
      <style:table-row-properties fo:break-before="auto" style:row-height="441.0"/>
    </style:style>
    <style:style style:family="table-row" style:name="d3a8906daa3ef0e4bd2bc65db46dd096" style:display-name="d3a8906daa3ef0e4bd2bc65db46dd096">
      <style:table-row-properties fo:break-before="auto" style:row-height="466.48"/>
    </style:style>
    <style:style style:family="table-row" style:name="5282ff6a0b69f451af8213c940dcee05" style:display-name="5282ff6a0b69f451af8213c940dcee05">
      <style:table-row-properties fo:break-before="auto" style:row-height="1892.38"/>
    </style:style>
    <style:style style:family="table-row" style:name="358e562499fcee696ad41fd019c458ba" style:display-name="358e562499fcee696ad41fd019c458ba">
      <style:table-row-properties fo:break-before="auto" style:row-height="637.98"/>
    </style:style>
    <style:style style:family="table-row" style:name="8361d957e16e449bd0e523ffd9ea5658" style:display-name="8361d957e16e449bd0e523ffd9ea5658">
      <style:table-row-properties fo:break-before="auto" style:row-height="637.98"/>
    </style:style>
    <style:style style:family="table-row" style:name="0c3e6acb5c24e84f16101765f2e5b70a" style:display-name="0c3e6acb5c24e84f16101765f2e5b70a">
      <style:table-row-properties fo:break-before="auto" style:row-height="637.98"/>
    </style:style>
    <style:style style:family="table-row" style:name="f0ef4fa34adb1f283ee3414149fd983c" style:display-name="f0ef4fa34adb1f283ee3414149fd983c">
      <style:table-row-properties fo:break-before="auto" style:row-height="637.98"/>
    </style:style>
    <style:style style:family="table-row" style:name="380c6edd33115566f835351bb7502bf0" style:display-name="380c6edd33115566f835351bb7502bf0">
      <style:table-row-properties fo:break-before="auto" style:row-height="637.98"/>
    </style:style>
    <style:style style:family="table-row" style:name="e8264d628a89f03c79a739867f1b8784" style:display-name="e8264d628a89f03c79a739867f1b8784">
      <style:table-row-properties fo:break-before="auto" style:row-height="637.98"/>
    </style:style>
    <style:style style:family="table-row" style:name="db82565d04f0dc58d3dfbee9b8562e87" style:display-name="db82565d04f0dc58d3dfbee9b8562e87">
      <style:table-row-properties fo:break-before="auto" style:row-height="637.98"/>
    </style:style>
    <style:style style:family="table-row" style:name="8f40182f6094057f4b0d61b84c86b984" style:display-name="8f40182f6094057f4b0d61b84c86b984">
      <style:table-row-properties fo:break-before="auto" style:row-height="637.98"/>
    </style:style>
    <style:style style:family="table-row" style:name="96b1942666cee260875f3299d59af902" style:display-name="96b1942666cee260875f3299d59af902">
      <style:table-row-properties fo:break-before="auto" style:row-height="637.98"/>
    </style:style>
    <style:style style:family="table-row" style:name="8524dca5aa57cf6b529b8b82a7b03930" style:display-name="8524dca5aa57cf6b529b8b82a7b03930">
      <style:table-row-properties fo:break-before="auto" style:row-height="637.98"/>
    </style:style>
    <style:style style:family="table-row" style:name="bb7caa613f50b6cb89cb4d9f286b150f" style:display-name="bb7caa613f50b6cb89cb4d9f286b150f">
      <style:table-row-properties fo:break-before="auto" style:row-height="637.98"/>
    </style:style>
    <style:style style:family="table-row" style:name="7cfe66f15b5081218394f0ce142daa33" style:display-name="7cfe66f15b5081218394f0ce142daa33">
      <style:table-row-properties fo:break-before="auto" style:row-height="637.98"/>
    </style:style>
    <style:style style:family="table-row" style:name="a487d69be80d3f91735ae2c16e655690" style:display-name="a487d69be80d3f91735ae2c16e655690">
      <style:table-row-properties fo:break-before="auto" style:row-height="637.98"/>
    </style:style>
    <style:style style:family="table-row" style:name="21cfcdfc59e13f1321b5a5af563fa504" style:display-name="21cfcdfc59e13f1321b5a5af563fa504">
      <style:table-row-properties fo:break-before="auto" style:row-height="637.98"/>
    </style:style>
    <style:style style:family="table-row" style:name="abce2bf2ac1b0809e18b3899d341dabb" style:display-name="abce2bf2ac1b0809e18b3899d341dabb">
      <style:table-row-properties fo:break-before="auto" style:row-height="637.98"/>
    </style:style>
    <style:style style:family="table-row" style:name="8862e297175c63d1530118c6e7617273" style:display-name="8862e297175c63d1530118c6e7617273">
      <style:table-row-properties fo:break-before="auto" style:row-height="637.98"/>
    </style:style>
    <style:style style:family="table-row" style:name="d588058fbf4d38857ca18894cde1c046" style:display-name="d588058fbf4d38857ca18894cde1c046">
      <style:table-row-properties fo:break-before="auto" style:row-height="637.98"/>
    </style:style>
    <style:style style:family="table-row" style:name="189c3df3c50611df6948d4fc1ce31c15" style:display-name="189c3df3c50611df6948d4fc1ce31c15">
      <style:table-row-properties fo:break-before="auto" style:row-height="637.98"/>
    </style:style>
    <style:style style:family="table-row" style:name="7f281e3bca763f219434dfb3e9573a3a" style:display-name="7f281e3bca763f219434dfb3e9573a3a">
      <style:table-row-properties fo:break-before="auto" style:row-height="637.98"/>
    </style:style>
    <style:style style:family="table-row" style:name="c960b495573d7f5ba4ca4c3eb3ee4340" style:display-name="c960b495573d7f5ba4ca4c3eb3ee4340">
      <style:table-row-properties fo:break-before="auto" style:row-height="637.98"/>
    </style:style>
    <style:style style:family="table-row" style:name="590dbe5a41efcfd9cdf2d8dbde10d3b7" style:display-name="590dbe5a41efcfd9cdf2d8dbde10d3b7">
      <style:table-row-properties fo:break-before="auto" style:row-height="637.98"/>
    </style:style>
    <style:style style:family="table-row" style:name="d20534ba45d004231070e89a9b39809c" style:display-name="d20534ba45d004231070e89a9b39809c">
      <style:table-row-properties fo:break-before="auto" style:row-height="637.98"/>
    </style:style>
    <style:style style:family="table-row" style:name="4258f3be7386018cb390e6faf60f26ca" style:display-name="4258f3be7386018cb390e6faf60f26ca">
      <style:table-row-properties fo:break-before="auto" style:row-height="637.98"/>
    </style:style>
    <style:style style:family="table-row" style:name="e1a11d1ac0abc9e12138fe4257e1f752" style:display-name="e1a11d1ac0abc9e12138fe4257e1f752">
      <style:table-row-properties fo:break-before="auto" style:row-height="637.98"/>
    </style:style>
    <style:style style:family="table-row" style:name="7befed04fece5b115c62b471736d5a07" style:display-name="7befed04fece5b115c62b471736d5a07">
      <style:table-row-properties fo:break-before="auto" style:row-height="637.98"/>
    </style:style>
    <style:style style:family="table-row" style:name="b36cb2de0cb865297dc37ae27dd67a36" style:display-name="b36cb2de0cb865297dc37ae27dd67a36">
      <style:table-row-properties fo:break-before="auto" style:row-height="637.98"/>
    </style:style>
    <style:style style:family="table-row" style:name="d8bb65cc45cf32f8e0b16e8015c2d3be" style:display-name="d8bb65cc45cf32f8e0b16e8015c2d3be">
      <style:table-row-properties fo:break-before="auto" style:row-height="637.98"/>
    </style:style>
    <style:style style:family="table-row" style:name="504b03e3e82aa988ebcb8f54b1c156a7" style:display-name="504b03e3e82aa988ebcb8f54b1c156a7">
      <style:table-row-properties fo:break-before="auto" style:row-height="637.98"/>
    </style:style>
    <style:style style:family="table-row" style:name="8ce1b40a83df3dcb12eb8e8a9c64f2cc" style:display-name="8ce1b40a83df3dcb12eb8e8a9c64f2cc">
      <style:table-row-properties fo:break-before="auto" style:row-height="637.98"/>
    </style:style>
    <style:style style:family="table-row" style:name="dda9e97e7f09a9806871c06cc8e45164" style:display-name="dda9e97e7f09a9806871c06cc8e45164">
      <style:table-row-properties fo:break-before="auto" style:row-height="637.98"/>
    </style:style>
    <style:style style:family="table-row" style:name="67f136883a9141bf4e199bd7fd546481" style:display-name="67f136883a9141bf4e199bd7fd546481">
      <style:table-row-properties fo:break-before="auto" style:row-height="637.98"/>
    </style:style>
    <style:style style:family="table-row" style:name="f343c0f5c2acf515d675577f4124f909" style:display-name="f343c0f5c2acf515d675577f4124f909">
      <style:table-row-properties fo:break-before="auto" style:row-height="637.98"/>
    </style:style>
    <style:style style:family="table-row" style:name="dab43485bc15f5c8a8100b6d6e3f3a97" style:display-name="dab43485bc15f5c8a8100b6d6e3f3a97">
      <style:table-row-properties fo:break-before="auto" style:row-height="637.98"/>
    </style:style>
    <style:style style:family="table-row" style:name="130a96c79c63be74f95faac69738f1a5" style:display-name="130a96c79c63be74f95faac69738f1a5">
      <style:table-row-properties fo:break-before="auto" style:row-height="637.98"/>
    </style:style>
    <style:style style:family="table-row" style:name="c93b2e23567da67d11201f6ae079e9a0" style:display-name="c93b2e23567da67d11201f6ae079e9a0">
      <style:table-row-properties fo:break-before="auto" style:row-height="637.98"/>
    </style:style>
    <style:style style:family="table-row" style:name="7f2959fd21e8e23fc2409bc9a18b0868" style:display-name="7f2959fd21e8e23fc2409bc9a18b0868">
      <style:table-row-properties fo:break-before="auto" style:row-height="637.98"/>
    </style:style>
    <style:style style:family="table-row" style:name="65e1aad66b2bf6454f4c917fb35c87dc" style:display-name="65e1aad66b2bf6454f4c917fb35c87dc">
      <style:table-row-properties fo:break-before="auto" style:row-height="637.98"/>
    </style:style>
    <style:style style:family="table-row" style:name="a04f90d603bbb84e838bce538f9ee2b5" style:display-name="a04f90d603bbb84e838bce538f9ee2b5">
      <style:table-row-properties fo:break-before="auto" style:row-height="637.98"/>
    </style:style>
    <style:style style:family="table-row" style:name="174e7f663abdc3f7ac35fead4b668483" style:display-name="174e7f663abdc3f7ac35fead4b668483">
      <style:table-row-properties fo:break-before="auto" style:row-height="637.98"/>
    </style:style>
    <style:style style:family="table-row" style:name="c3fe203a2e662f66ce141d83d444e911" style:display-name="c3fe203a2e662f66ce141d83d444e911">
      <style:table-row-properties fo:break-before="auto" style:row-height="637.98"/>
    </style:style>
    <style:style style:family="table-row" style:name="ae5280e73c1babf6cf82e2ff822414f1" style:display-name="ae5280e73c1babf6cf82e2ff822414f1">
      <style:table-row-properties fo:break-before="auto" style:row-height="637.98"/>
    </style:style>
    <style:style style:family="table-row" style:name="c7460e2baa58f6875eacff8e0b51bbd2" style:display-name="c7460e2baa58f6875eacff8e0b51bbd2">
      <style:table-row-properties fo:break-before="auto" style:row-height="637.98"/>
    </style:style>
    <style:style style:family="table-row" style:name="e2236a4961e46c7397eda86abda595de" style:display-name="e2236a4961e46c7397eda86abda595de">
      <style:table-row-properties fo:break-before="auto" style:row-height="637.98"/>
    </style:style>
    <style:style style:family="table-row" style:name="61f5f17833ec8929ddf293e8ab12a8ed" style:display-name="61f5f17833ec8929ddf293e8ab12a8ed">
      <style:table-row-properties fo:break-before="auto" style:row-height="487.06"/>
    </style:style>
    <style:style style:family="table-row" style:name="f6b4f7581f1ad11a65c5e583d51d57cb" style:display-name="f6b4f7581f1ad11a65c5e583d51d57cb">
      <style:table-row-properties fo:break-before="auto" style:row-height="487.06"/>
    </style:style>
    <style:style style:family="table-row" style:name="207eab672c6fdf768a6476146995e97d" style:display-name="207eab672c6fdf768a6476146995e97d">
      <style:table-row-properties fo:break-before="auto" style:row-height="487.06"/>
    </style:style>
    <style:style style:family="table-row" style:name="157fa6beb1dda2b25ca12609f32bc2bf" style:display-name="157fa6beb1dda2b25ca12609f32bc2bf">
      <style:table-row-properties fo:break-before="auto" style:row-height="487.06"/>
    </style:style>
    <style:style style:family="table-row" style:name="9bef7a05e6cdff05af3f1e76c6a7a8c1" style:display-name="9bef7a05e6cdff05af3f1e76c6a7a8c1">
      <style:table-row-properties fo:break-before="auto" style:row-height="487.06"/>
    </style:style>
    <style:style style:family="table-row" style:name="1ec21ca02998c26cb3ddc85613b62e9f" style:display-name="1ec21ca02998c26cb3ddc85613b62e9f">
      <style:table-row-properties fo:break-before="auto" style:row-height="487.06"/>
    </style:style>
    <style:style style:family="table-row" style:name="31c896a0844893670ece56c1e28513fb" style:display-name="31c896a0844893670ece56c1e28513fb">
      <style:table-row-properties fo:break-before="auto" style:row-height="487.06"/>
    </style:style>
    <style:style style:family="table-row" style:name="97836f8c58ed1d997583fb8b64e06123" style:display-name="97836f8c58ed1d997583fb8b64e06123">
      <style:table-row-properties fo:break-before="auto" style:row-height="441.0"/>
    </style:style>
    <style:style style:family="table-row" style:name="a8a03ab741944220f59e7770110f9a26" style:display-name="a8a03ab741944220f59e7770110f9a26">
      <style:table-row-properties fo:break-before="auto" style:row-height="570.36"/>
    </style:style>
    <style:style style:family="table-row" style:name="00d59de1cc841d5d737f8c188cbca686" style:display-name="00d59de1cc841d5d737f8c188cbca686">
      <style:table-row-properties fo:break-before="auto" style:row-height="441.0"/>
    </style:style>
    <style:style style:family="table-row" style:name="922cd764b39b7892f4291e6ec5005301" style:display-name="922cd764b39b7892f4291e6ec5005301">
      <style:table-row-properties fo:break-before="auto" style:row-height="441.0"/>
    </style:style>
    <style:style style:family="table-row" style:name="323a1b6fa9a5904f0da09c706523a9d1" style:display-name="323a1b6fa9a5904f0da09c706523a9d1">
      <style:table-row-properties fo:break-before="auto" style:row-height="441.0"/>
    </style:style>
    <style:style style:family="table-row" style:name="7f455b1816fcd6b2fbb168d422340c0f" style:display-name="7f455b1816fcd6b2fbb168d422340c0f">
      <style:table-row-properties fo:break-before="auto" style:row-height="441.0"/>
    </style:style>
    <style:style style:family="table-row" style:name="2a8882d63bef52e0dd5d7b6c5668ee09" style:display-name="2a8882d63bef52e0dd5d7b6c5668ee09">
      <style:table-row-properties fo:break-before="auto" style:row-height="441.0"/>
    </style:style>
    <style:style style:family="table-row" style:name="680d138433c667793b9402d326d40772" style:display-name="680d138433c667793b9402d326d40772">
      <style:table-row-properties fo:break-before="auto" style:row-height="441.0"/>
    </style:style>
    <style:style style:family="table-row" style:name="cfdc05298fbe4cd8771d062878f293d8" style:display-name="cfdc05298fbe4cd8771d062878f293d8">
      <style:table-row-properties fo:break-before="auto" style:row-height="441.0"/>
    </style:style>
    <style:style style:family="table-row" style:name="8fa1735063b5690d5acdfcb280c359b8" style:display-name="8fa1735063b5690d5acdfcb280c359b8">
      <style:table-row-properties fo:break-before="auto" style:row-height="441.0"/>
    </style:style>
    <style:style style:family="table-row" style:name="c5e1d03a7a50212eceef527b37ac685c" style:display-name="c5e1d03a7a50212eceef527b37ac685c">
      <style:table-row-properties fo:break-before="auto" style:row-height="441.0"/>
    </style:style>
    <style:style style:family="table-row" style:name="4f3d207d1ab3352bc191e8b2bb720fe2" style:display-name="4f3d207d1ab3352bc191e8b2bb720fe2">
      <style:table-row-properties fo:break-before="auto" style:row-height="441.0"/>
    </style:style>
    <style:style style:family="table-row" style:name="147bb501b1146e78cd74ae80aae536ab" style:display-name="147bb501b1146e78cd74ae80aae536ab">
      <style:table-row-properties fo:break-before="auto" style:row-height="441.0"/>
    </style:style>
    <style:style style:family="table-row" style:name="da76d7963d1f6018073ddce6db5ae639" style:display-name="da76d7963d1f6018073ddce6db5ae639">
      <style:table-row-properties fo:break-before="auto" style:row-height="441.0"/>
    </style:style>
    <style:style style:family="table-row" style:name="3f034c685409dadd4683488455014761" style:display-name="3f034c685409dadd4683488455014761">
      <style:table-row-properties fo:break-before="auto" style:row-height="441.0"/>
    </style:style>
    <style:style style:family="table-row" style:name="81384cfbccb0bcd991415a8612a71439" style:display-name="81384cfbccb0bcd991415a8612a71439">
      <style:table-row-properties fo:break-before="auto" style:row-height="441.0"/>
    </style:style>
    <style:style style:family="table-row" style:name="b228d480c93245e12f0e16c03cf8e602" style:display-name="b228d480c93245e12f0e16c03cf8e602">
      <style:table-row-properties fo:break-before="auto" style:row-height="441.0"/>
    </style:style>
    <style:style style:family="table-row" style:name="f5fb9334f57fc5a298b45acc70ebf504" style:display-name="f5fb9334f57fc5a298b45acc70ebf504">
      <style:table-row-properties fo:break-before="auto" style:row-height="441.0"/>
    </style:style>
    <style:style style:family="table-row" style:name="a1c676c9e4f159ba18b6963650158b27" style:display-name="a1c676c9e4f159ba18b6963650158b27">
      <style:table-row-properties fo:break-before="auto" style:row-height="441.0"/>
    </style:style>
    <style:style style:family="table-row" style:name="6513212a3a6519e74dba87055896f1e3" style:display-name="6513212a3a6519e74dba87055896f1e3">
      <style:table-row-properties fo:break-before="auto" style:row-height="441.0"/>
    </style:style>
    <style:style style:family="table-row" style:name="c8d72a3f847864df90de373ea0abee43" style:display-name="c8d72a3f847864df90de373ea0abee43">
      <style:table-row-properties fo:break-before="auto" style:row-height="441.0"/>
    </style:style>
    <style:style style:family="table-row" style:name="758d9ec50252b3d8bfb8828e88300367" style:display-name="758d9ec50252b3d8bfb8828e88300367">
      <style:table-row-properties fo:break-before="auto" style:row-height="441.0"/>
    </style:style>
    <style:style style:family="table-row" style:name="0ed10506e800a92acd6113de12d5fc3e" style:display-name="0ed10506e800a92acd6113de12d5fc3e">
      <style:table-row-properties fo:break-before="auto" style:row-height="441.0"/>
    </style:style>
    <style:style style:family="table-row" style:name="957a0d0db97312ac971d093dd051e038" style:display-name="957a0d0db97312ac971d093dd051e038">
      <style:table-row-properties fo:break-before="auto" style:row-height="441.0"/>
    </style:style>
    <style:style style:family="table-row" style:name="343d5bb33eb5489e3f79cf7cf09d186e" style:display-name="343d5bb33eb5489e3f79cf7cf09d186e">
      <style:table-row-properties fo:break-before="auto" style:row-height="441.0"/>
    </style:style>
    <style:style style:family="table-row" style:name="bfba93cde1fe0c6334e2bb5f17233fe9" style:display-name="bfba93cde1fe0c6334e2bb5f17233fe9">
      <style:table-row-properties fo:break-before="auto" style:row-height="441.0"/>
    </style:style>
    <style:style style:family="table-row" style:name="510e6497d62466ad50e25df2782ef71c" style:display-name="510e6497d62466ad50e25df2782ef71c">
      <style:table-row-properties fo:break-before="auto" style:row-height="441.0"/>
    </style:style>
    <style:style style:family="table-row" style:name="34179190f8bf511d1ed2afb2ff1c9191" style:display-name="34179190f8bf511d1ed2afb2ff1c9191">
      <style:table-row-properties fo:break-before="auto" style:row-height="441.0"/>
    </style:style>
    <style:style style:family="table-row" style:name="e0c11e28e7d28f74e9368e9130ac2573" style:display-name="e0c11e28e7d28f74e9368e9130ac2573">
      <style:table-row-properties fo:break-before="auto" style:row-height="441.0"/>
    </style:style>
    <style:style style:family="table-row" style:name="a754d99948f62bd4145250cede139e84" style:display-name="a754d99948f62bd4145250cede139e84">
      <style:table-row-properties fo:break-before="auto" style:row-height="441.0"/>
    </style:style>
    <style:style style:family="table-row" style:name="1329701c9bc115971700c0f103327e08" style:display-name="1329701c9bc115971700c0f103327e08">
      <style:table-row-properties fo:break-before="auto" style:row-height="441.0"/>
    </style:style>
    <style:style style:family="table-row" style:name="074f86d86c81fa6071f41d1fe397b54f" style:display-name="074f86d86c81fa6071f41d1fe397b54f">
      <style:table-row-properties fo:break-before="auto" style:row-height="441.0"/>
    </style:style>
    <style:style style:family="table-row" style:name="e96d1c8ec07498b450b7f4b3cf723586" style:display-name="e96d1c8ec07498b450b7f4b3cf723586">
      <style:table-row-properties fo:break-before="auto" style:row-height="441.0"/>
    </style:style>
    <style:style style:family="table-row" style:name="09875fe6acc07e80f51db7a216456792" style:display-name="09875fe6acc07e80f51db7a216456792">
      <style:table-row-properties fo:break-before="auto" style:row-height="441.0"/>
    </style:style>
    <style:style style:family="table-row" style:name="f6449789e8eb487caed73865c42861ae" style:display-name="f6449789e8eb487caed73865c42861ae">
      <style:table-row-properties fo:break-before="auto" style:row-height="441.0"/>
    </style:style>
    <style:style style:family="table-row" style:name="357f48047d9155ae1b3995bb76086e80" style:display-name="357f48047d9155ae1b3995bb76086e80">
      <style:table-row-properties fo:break-before="auto" style:row-height="441.0"/>
    </style:style>
    <style:style style:family="table-row" style:name="e777288f46b4c04e61b11a19e019f4c3" style:display-name="e777288f46b4c04e61b11a19e019f4c3">
      <style:table-row-properties fo:break-before="auto" style:row-height="441.0"/>
    </style:style>
    <style:style style:family="table-row" style:name="cbe3422919fc43d3e42335d788fecda9" style:display-name="cbe3422919fc43d3e42335d788fecda9">
      <style:table-row-properties fo:break-before="auto" style:row-height="441.0"/>
    </style:style>
    <style:style style:family="table-row" style:name="52569f66ef8607490b59e753aeb5ca8b" style:display-name="52569f66ef8607490b59e753aeb5ca8b">
      <style:table-row-properties fo:break-before="auto" style:row-height="544.88"/>
    </style:style>
    <style:style style:family="table-row" style:name="27344465ba08e0df28a7cad9ee8ab7dd" style:display-name="27344465ba08e0df28a7cad9ee8ab7dd">
      <style:table-row-properties fo:break-before="auto" style:row-height="441.0"/>
    </style:style>
    <style:style style:family="table-row" style:name="c4cb5e6b39d7de918e2e9fab76b3b989" style:display-name="c4cb5e6b39d7de918e2e9fab76b3b989">
      <style:table-row-properties fo:break-before="auto" style:row-height="441.0"/>
    </style:style>
    <style:style style:family="table-row" style:name="0792d6e563b28d37f27f21827c72efed" style:display-name="0792d6e563b28d37f27f21827c72efed">
      <style:table-row-properties fo:break-before="auto" style:row-height="441.0"/>
    </style:style>
    <style:style style:family="table-row" style:name="350043fd784f936117c821e76e5c3299" style:display-name="350043fd784f936117c821e76e5c3299">
      <style:table-row-properties fo:break-before="auto" style:row-height="441.0"/>
    </style:style>
    <style:style style:family="table-row" style:name="e9d8ab99f5085b4771c2e1558ab12d61" style:display-name="e9d8ab99f5085b4771c2e1558ab12d61">
      <style:table-row-properties fo:break-before="auto" style:row-height="441.0"/>
    </style:style>
    <style:style style:family="table-row" style:name="304bf2be9ff886fa72cfc831b8e0284a" style:display-name="304bf2be9ff886fa72cfc831b8e0284a">
      <style:table-row-properties fo:break-before="auto" style:row-height="441.0"/>
    </style:style>
    <style:style style:family="table-row" style:name="f7a024a7e238eb8e4c6432a1ef965495" style:display-name="f7a024a7e238eb8e4c6432a1ef965495">
      <style:table-row-properties fo:break-before="auto" style:row-height="441.0"/>
    </style:style>
    <style:style style:family="table-row" style:name="c87cea2b54ebeb867dcc5db6403ae3ea" style:display-name="c87cea2b54ebeb867dcc5db6403ae3ea">
      <style:table-row-properties fo:break-before="auto" style:row-height="441.0"/>
    </style:style>
    <style:style style:family="table-row" style:name="deb075d727620f29c612bc834dbfc9b3" style:display-name="deb075d727620f29c612bc834dbfc9b3">
      <style:table-row-properties fo:break-before="auto" style:row-height="441.0"/>
    </style:style>
    <style:style style:family="table-row" style:name="3d4e5725a5dbcf1c11638296132c902e" style:display-name="3d4e5725a5dbcf1c11638296132c902e">
      <style:table-row-properties fo:break-before="auto" style:row-height="441.0"/>
    </style:style>
    <style:style style:family="table-row" style:name="d945055c9aa394b025ebd6526c393efa" style:display-name="d945055c9aa394b025ebd6526c393efa">
      <style:table-row-properties fo:break-before="auto" style:row-height="441.0"/>
    </style:style>
    <style:style style:family="table-row" style:name="f8676bbb8de8f250dd91851d6c857443" style:display-name="f8676bbb8de8f250dd91851d6c857443">
      <style:table-row-properties fo:break-before="auto" style:row-height="441.0"/>
    </style:style>
    <style:style style:family="table-row" style:name="9dbcdbec07931434ef9e529e2d2c4826" style:display-name="9dbcdbec07931434ef9e529e2d2c4826">
      <style:table-row-properties fo:break-before="auto" style:row-height="441.0"/>
    </style:style>
    <style:style style:family="table-row" style:name="fd736ee43803957025866fad57478b46" style:display-name="fd736ee43803957025866fad57478b46">
      <style:table-row-properties fo:break-before="auto" style:row-height="441.0"/>
    </style:style>
    <style:style style:family="table-row" style:name="92cdea00d5eb83bb6dd6b7361753ddf6" style:display-name="92cdea00d5eb83bb6dd6b7361753ddf6">
      <style:table-row-properties fo:break-before="auto" style:row-height="441.0"/>
    </style:style>
    <style:style style:family="table-row" style:name="70742b491fb974d2a347693dbb5b7626" style:display-name="70742b491fb974d2a347693dbb5b7626">
      <style:table-row-properties fo:break-before="auto" style:row-height="441.0"/>
    </style:style>
    <style:style style:family="table-row" style:name="ff05469b9260f415b41b03481b764ae7" style:display-name="ff05469b9260f415b41b03481b764ae7">
      <style:table-row-properties fo:break-before="auto" style:row-height="441.0"/>
    </style:style>
    <style:style style:family="table-row" style:name="d1052937b1443884a2761d953f01b51f" style:display-name="d1052937b1443884a2761d953f01b51f">
      <style:table-row-properties fo:break-before="auto" style:row-height="441.0"/>
    </style:style>
    <style:style style:family="table-row" style:name="5c6fb75ab9ff88cfe97d6614143afd0a" style:display-name="5c6fb75ab9ff88cfe97d6614143afd0a">
      <style:table-row-properties fo:break-before="auto" style:row-height="441.0"/>
    </style:style>
    <style:style style:family="table-column" style:name="c42353bf75e0deadfd2b7677ef65f12e" style:display-name="c42353bf75e0deadfd2b7677ef65f12e">
      <style:table-column-properties fo:break-before="auto" style:column-width="1987.44"/>
    </style:style>
    <style:style style:family="table-row" style:name="344fa805b5a5be898c77698be63207a2" style:display-name="344fa805b5a5be898c77698be63207a2">
      <style:table-row-properties fo:break-before="auto" style:row-height="441.0"/>
    </style:style>
    <style:style style:family="table-column" style:name="e6dafa6e5f4fe9a9965824614ff68d05" style:display-name="e6dafa6e5f4fe9a9965824614ff68d05">
      <style:table-column-properties fo:break-before="auto" style:column-width="1987.44"/>
    </style:style>
    <style:style style:family="table-row" style:name="298fae6ff90a1eca94f0cac843b13939" style:display-name="298fae6ff90a1eca94f0cac843b13939">
      <style:table-row-properties fo:break-before="auto" style:row-height="441.0"/>
    </style:style>
    <style:style style:family="table-column" style:name="903025ba7460ab960e7edee10f3431d7" style:display-name="903025ba7460ab960e7edee10f3431d7">
      <style:table-column-properties fo:break-before="auto" style:column-width="1987.44"/>
    </style:style>
    <style:style style:family="table-row" style:name="5f68cb29e9453295b6f4a9855464c71e" style:display-name="5f68cb29e9453295b6f4a9855464c71e">
      <style:table-row-properties fo:break-before="auto" style:row-height="441.0"/>
    </style:style>
  </office:automatic-styles>
  <office:body>
    <office:spreadsheet>
      <table:table table:name="Сдельн.">
        <table:table-column table:style-name="27ccbaaa1035b1b6ee60aecce904a29f" table:default-cell-style-name="None"/>
        <table:table-column table:style-name="3813a04b61c3004e68ed4b48676596e4" table:default-cell-style-name="ce14"/>
        <table:table-column table:style-name="bab1aa72bb2b70fe1103e726b75df96d" table:number-columns-repeated="4" table:default-cell-style-name="None"/>
        <table:table-column table:style-name="bb772efabc8aab598cda367b7a1eecf4" table:default-cell-style-name="ce14"/>
        <table:table-column table:style-name="3efe57cfb877f6cc52504d8e177357fe" table:default-cell-style-name="None"/>
        <table:table-column table:style-name="c80cd0fdac15fa69ac992e19b10ee3e9" table:default-cell-style-name="ce14"/>
        <table:table-column table:style-name="6812953a4857665c1836a60f9af76f90" table:default-cell-style-name="ce14"/>
        <table:table-column table:style-name="963fa6440ee3be133c3efd12f2baa8e9" table:default-cell-style-name="ce14"/>
        <table:table-column table:style-name="0325e210a59fafcc2bdf42701b8ff554" table:default-cell-style-name="ce14"/>
        <table:table-column table:style-name="090b10a6b1b87d52fbb8503c388c77d5" table:default-cell-style-name="None"/>
        <table:table-column table:style-name="c6ce1cdeebd588a6bf1cfdb6f9fef55e" table:default-cell-style-name="ce14"/>
        <table:table-column table:style-name="7dcf83370919051270771a55c383f748" table:default-cell-style-name="None"/>
        <table:table-column table:style-name="9d8493d6d7755426a97cad462adb38fa" table:default-cell-style-name="ce14"/>
        <table:table-column table:style-name="847849ed21d7be86b73d5c5afb1a0898" table:number-columns-repeated="1008" table:default-cell-style-name="None"/>
        <table:table-row table:style-name="f85df6fe519419d1f1dfa3df1d9d2ead">
          <table:table-cell office:value="None" office:value-type="string"/>
        </table:table-row>
        <table:table-row table:style-name="5717a955aed5501f21ab1965c60ecef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3" office:value="None" office:value-type="string">
            <text:p><text:span text:style-name="ce43">Комплексный наряд</text:span></text:p>
          </table:table-cell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13ecf406df3a0a402299185481eb3af4">
          <table:table-cell office:value="None" office:value-type="string"/>
          <table:table-cell table:style-name="ce15" office:value="None" office:value-type="string">
            <text:p><text:span text:style-name="ce15">ОАО "АЯН"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6" office:value="None" office:value-type="string">
            <text:p><text:span text:style-name="ce46">Транспортный цех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69" office:value="None" office:value-type="string">
            <text:p><text:span text:style-name="ce69">за ___________________ 201 ___ г.</text:span></text:p>
          </table:table-cell>
          <table:table-cell table:style-name="ce45" office:value="None" office:value-type="string"/>
          <table:table-cell office:value="None" office:value-type="string"/>
        </table:table-row>
        <table:table-row table:style-name="07dd2f6c321a7f498bd65fe42c4ee210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c50e31159dc96f56eaf620f73eeffda7">
          <table:table-cell table:number-rows-spanned="2" table:style-name="ce1" office:value="None" office:value-type="string">
            <text:p><text:span text:style-name="ce1">№</text:span></text:p>
          </table:table-cell>
          <table:table-cell table:number-rows-spanned="2" table:style-name="ce1" office:value="None" office:value-type="string">
            <text:p><text:span text:style-name="ce1">Краткое содержание операций</text:span></text:p>
          </table:table-cell>
          <table:table-cell table:number-rows-spanned="2" table:style-name="ce1" office:value="None" office:value-type="string">
            <text:p><text:span text:style-name="ce1">единицы измерений</text:span></text:p>
          </table:table-cell>
          <table:table-cell table:style-name="ce30" table:number-columns-spanned="3" office:value="None" office:value-type="string">
            <text:p><text:span text:style-name="ce30">План</text:span></text:p>
          </table:table-cell>
          <table:covered-table-cell table:style-name="ce1" table:number-columns-repeated="2"/>
          <table:table-cell table:style-name="ce30" table:number-columns-spanned="2" office:value="None" office:value-type="string">
            <text:p><text:span text:style-name="ce30">Выполнение</text:span></text:p>
          </table:table-cell>
          <table:covered-table-cell table:style-name="ce30" table:number-columns-repeated="1"/>
          <table:table-cell table:number-rows-spanned="2" table:style-name="ce1" office:value="None" office:value-type="string">
            <text:p><text:span text:style-name="ce1">Расценка</text:span></text:p>
          </table:table-cell>
          <table:table-cell table:number-rows-spanned="2" table:style-name="ce61" office:value="None" office:value-type="string">
            <text:p><text:span text:style-name="ce61">Сумма зар. платы по сдельным расценкам</text:span></text:p>
          </table:table-cell>
          <table:table-cell table:style-name="ce30" office:value="None" office:value-type="string"/>
          <table:table-cell table:number-rows-spanned="2" table:style-name="ce1" table:number-columns-spanned="5" office:value="None" office:value-type="string">
            <text:p><text:span text:style-name="ce1">Замечания</text:span></text:p>
          </table:table-cell>
          <table:covered-table-cell table:style-name="ce30" table:number-columns-repeated="4"/>
          <table:table-cell table:style-name="ce6" office:value="None" office:value-type="string"/>
        </table:table-row>
        <table:table-row table:style-name="a3936b7d032afeb5321cda47148153b1">
          <table:covered-table-cell table:number-columns-repeated="3"/>
          <table:table-cell table:style-name="ce1" office:value="None" office:value-type="string">
            <text:p><text:span text:style-name="ce1">объем</text:span></text:p>
          </table:table-cell>
          <table:table-cell table:style-name="ce1" office:value="None" office:value-type="string"/>
          <table:table-cell table:style-name="ce1" office:value="None" office:value-type="string">
            <text:p><text:span text:style-name="ce1">норма за единицу</text:span></text:p>
          </table:table-cell>
          <table:table-cell table:style-name="ce1" office:value="None" office:value-type="string">
            <text:p><text:span text:style-name="ce1">объем</text:span></text:p>
          </table:table-cell>
          <table:table-cell table:style-name="ce1" office:value="None" office:value-type="string">
            <text:p><text:span text:style-name="ce1">норма за единицу</text:span></text:p>
          </table:table-cell>
          <table:covered-table-cell table:style-name="ce1" table:number-columns-repeated="2"/>
          <table:table-cell table:style-name="ce2" office:value="None" office:value-type="string"/>
          <table:covered-table-cell table:style-name="ce2" table:number-columns-repeated="5"/>
          <table:table-cell table:style-name="ce6" office:value="None" office:value-type="string"/>
        </table:table-row>
        <table:table-row table:style-name="ae305dfbe45c5911b12ea2952693c12a">
          <table:table-cell table:style-name="ce3" office:value="None" office:value-type="string"/>
          <table:table-cell table:style-name="ce16" office:value="None" office:value-type="string"/>
          <table:table-cell table:style-name="ce24" office:value="None" office:value-type="string"/>
          <table:table-cell table:style-name="ce31" office:value="None" office:value-type="string"/>
          <table:table-cell table:style-name="ce39" office:value="None" office:value-type="string"/>
          <table:table-cell table:style-name="ce39" office:value="None" office:value-type="string"/>
          <table:table-cell table:style-name="ce47" office:value="None" office:value-type="string"/>
          <table:table-cell table:style-name="ce39" office:value="None" office:value-type="string"/>
          <table:table-cell table:style-name="ce24" office:value="None" office:value-type="string"/>
          <table:table-cell table:style-name="ce62" office:value="None" office:value-type="string"/>
          <table:table-cell table:style-name="ce68" office:value="None" office:value-type="string"/>
          <table:table-cell table:style-name="ce70" table:number-columns-spanned="5" office:value="None" office:value-type="string"/>
          <table:covered-table-cell table:style-name="ce68" table:number-columns-repeated="4"/>
          <table:table-cell table:style-name="ce6" office:value="None" office:value-type="string"/>
        </table:table-row>
        <table:table-row table:style-name="67d9ea0e6fd51418091288294509f554">
          <table:table-cell table:style-name="ce4" office:value="None" office:value-type="string"/>
          <table:table-cell table:style-name="ce17" office:value="None" office:value-type="string"/>
          <table:table-cell table:style-name="ce25" office:value="None" office:value-type="string"/>
          <table:table-cell table:style-name="ce32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8" office:value="None" office:value-type="string"/>
          <table:table-cell table:style-name="ce40" office:value="None" office:value-type="string"/>
          <table:table-cell table:style-name="ce25" office:value="None" office:value-type="string"/>
          <table:table-cell table:style-name="ce49" office:value="None" office:value-type="string"/>
          <table:table-cell table:style-name="ce68" office:value="None" office:value-type="string"/>
          <table:table-cell table:style-name="ce70" table:number-columns-spanned="5" office:value="None" office:value-type="string"/>
          <table:covered-table-cell table:style-name="ce68" table:number-columns-repeated="4"/>
          <table:table-cell table:style-name="ce6" office:value="None" office:value-type="string"/>
        </table:table-row>
        <table:table-row table:style-name="04ac43f1d130f6af04b15ed4a1075f55">
          <table:table-cell table:style-name="ce4" office:value="None" office:value-type="string"/>
          <table:table-cell table:style-name="ce17" office:value="None" office:value-type="string"/>
          <table:table-cell table:style-name="ce25" office:value="None" office:value-type="string"/>
          <table:table-cell table:style-name="ce32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8" office:value="None" office:value-type="string"/>
          <table:table-cell table:style-name="ce40" office:value="None" office:value-type="string"/>
          <table:table-cell table:style-name="ce25" office:value="None" office:value-type="string"/>
          <table:table-cell table:style-name="ce49" office:value="None" office:value-type="string"/>
          <table:table-cell table:style-name="ce68" office:value="None" office:value-type="string"/>
          <table:table-cell table:style-name="ce70" table:number-columns-spanned="5" office:value="None" office:value-type="string"/>
          <table:covered-table-cell table:style-name="ce68" table:number-columns-repeated="4"/>
          <table:table-cell table:style-name="ce6" office:value="None" office:value-type="string"/>
        </table:table-row>
        <table:table-row table:style-name="31fbd8a33ad7a3eff04956adb09b6721">
          <table:table-cell table:style-name="ce4" office:value="None" office:value-type="string"/>
          <table:table-cell table:style-name="ce17" office:value="None" office:value-type="string"/>
          <table:table-cell table:style-name="ce25" office:value="None" office:value-type="string"/>
          <table:table-cell table:style-name="ce32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8" office:value="None" office:value-type="string"/>
          <table:table-cell table:style-name="ce40" office:value="None" office:value-type="string"/>
          <table:table-cell table:style-name="ce25" office:value="None" office:value-type="string"/>
          <table:table-cell table:style-name="ce49" office:value="None" office:value-type="string"/>
          <table:table-cell table:style-name="ce68" office:value="None" office:value-type="string"/>
          <table:table-cell table:style-name="ce70" table:number-columns-spanned="5" office:value="None" office:value-type="string"/>
          <table:covered-table-cell table:style-name="ce68" table:number-columns-repeated="4"/>
          <table:table-cell table:style-name="ce6" office:value="None" office:value-type="string"/>
        </table:table-row>
        <table:table-row table:style-name="c27003d186b4f7cdd4f1fdce10f8352f">
          <table:table-cell table:style-name="ce4" office:value="None" office:value-type="string"/>
          <table:table-cell table:style-name="ce17" office:value="None" office:value-type="string"/>
          <table:table-cell table:style-name="ce25" office:value="None" office:value-type="string"/>
          <table:table-cell table:style-name="ce32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9" office:value="None" office:value-type="string"/>
          <table:table-cell table:style-name="ce40" office:value="None" office:value-type="string"/>
          <table:table-cell table:style-name="ce25" office:value="None" office:value-type="string"/>
          <table:table-cell table:style-name="ce49" office:value="None" office:value-type="string"/>
          <table:table-cell table:style-name="ce68" office:value="None" office:value-type="string"/>
          <table:table-cell table:style-name="ce70" table:number-columns-spanned="5" office:value="None" office:value-type="string"/>
          <table:covered-table-cell table:style-name="ce68" table:number-columns-repeated="4"/>
          <table:table-cell table:style-name="ce6" office:value="None" office:value-type="string"/>
        </table:table-row>
        <table:table-row table:style-name="2cb40008144aff6acfcee989928399f4">
          <table:table-cell table:style-name="ce4" office:value="None" office:value-type="string"/>
          <table:table-cell table:style-name="ce17" office:value="None" office:value-type="string"/>
          <table:table-cell table:style-name="ce25" office:value="None" office:value-type="string"/>
          <table:table-cell table:style-name="ce32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9" office:value="None" office:value-type="string"/>
          <table:table-cell table:style-name="ce40" office:value="None" office:value-type="string"/>
          <table:table-cell table:style-name="ce25" office:value="None" office:value-type="string"/>
          <table:table-cell table:style-name="ce49" office:value="None" office:value-type="string"/>
          <table:table-cell table:style-name="ce68" office:value="None" office:value-type="string"/>
          <table:table-cell table:style-name="ce70" table:number-columns-spanned="5" office:value="None" office:value-type="string"/>
          <table:covered-table-cell table:style-name="ce68" table:number-columns-repeated="4"/>
          <table:table-cell table:style-name="ce6" office:value="None" office:value-type="string"/>
        </table:table-row>
        <table:table-row table:style-name="f3cb0e9b0ee6710574720e3b12115274">
          <table:table-cell table:style-name="ce4" office:value="None" office:value-type="string"/>
          <table:table-cell table:style-name="ce17" office:value="None" office:value-type="string"/>
          <table:table-cell table:style-name="ce25" office:value="None" office:value-type="string"/>
          <table:table-cell table:style-name="ce32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9" office:value="None" office:value-type="string"/>
          <table:table-cell table:style-name="ce40" office:value="None" office:value-type="string"/>
          <table:table-cell table:style-name="ce25" office:value="None" office:value-type="string"/>
          <table:table-cell table:style-name="ce49" office:value="None" office:value-type="string"/>
          <table:table-cell table:style-name="ce68" office:value="None" office:value-type="string"/>
          <table:table-cell table:style-name="ce70" table:number-columns-spanned="5" office:value="None" office:value-type="string"/>
          <table:covered-table-cell table:style-name="ce68" table:number-columns-repeated="4"/>
          <table:table-cell table:style-name="ce6" office:value="None" office:value-type="string"/>
        </table:table-row>
        <table:table-row table:style-name="5c1b5b5cabd9305c45bebf66f8e79b26">
          <table:table-cell table:style-name="ce5" office:value="None" office:value-type="string"/>
          <table:table-cell table:style-name="ce18" office:value="None" office:value-type="string"/>
          <table:table-cell table:style-name="ce26" office:value="None" office:value-type="string"/>
          <table:table-cell table:style-name="ce33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50" office:value="None" office:value-type="string"/>
          <table:table-cell table:style-name="ce41" office:value="None" office:value-type="string"/>
          <table:table-cell table:style-name="ce26" office:value="None" office:value-type="string"/>
          <table:table-cell table:style-name="ce63" office:value="None" office:value-type="string"/>
          <table:table-cell table:style-name="ce5" office:value="None" office:value-type="string"/>
          <table:table-cell table:style-name="ce71" table:number-columns-spanned="5" office:value="None" office:value-type="string"/>
          <table:covered-table-cell table:style-name="ce5" table:number-columns-repeated="4"/>
          <table:table-cell table:style-name="ce6" office:value="None" office:value-type="string"/>
        </table:table-row>
        <table:table-row table:style-name="b9b1457506adde1a2177bdd0f291efb2">
          <table:table-cell table:style-name="ce6" office:value="None" office:value-type="string"/>
          <table:table-cell table:style-name="ce19" office:value="None" office:value-type="string"/>
          <table:table-cell table:style-name="ce6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51" office:value="None" office:value-type="string"/>
          <table:table-cell table:style-name="ce34" office:value="None" office:value-type="string"/>
          <table:table-cell table:style-name="ce19" office:value="None" office:value-type="string">
            <text:p><text:span text:style-name="ce19">Итого:</text:span></text:p>
          </table:table-cell>
          <table:table-cell table:style-name="ce64" office:value="0" office:value-type="float">
            <text:p><text:span text:style-name="ce64">0</text:span></text:p>
          </table:table-cell>
          <table:table-cell table:style-name="ce19" office:value="None" office:value-type="string"/>
          <table:table-cell table:style-name="ce72" office:value="None" office:value-type="string"/>
          <table:table-cell table:style-name="ce72" office:value="None" office:value-type="string"/>
          <table:table-cell table:style-name="ce19" office:value="None" office:value-type="string"/>
          <table:table-cell table:style-name="ce6" office:value="None" office:value-type="string"/>
          <table:table-cell table:style-name="ce19" office:value="None" office:value-type="string"/>
          <table:table-cell table:style-name="ce6" office:value="None" office:value-type="string"/>
        </table:table-row>
        <table:table-row table:style-name="fd0373eddcec37c2e67e3aa9ff2a135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table:style-name="ce58" office:value="None" office:value-type="string"/>
          <table:table-cell table:style-name="ce5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d3a8906daa3ef0e4bd2bc65db46dd096">
          <table:table-cell office:value="None" office:value-type="string"/>
        </table:table-row>
        <table:table-row table:style-name="5282ff6a0b69f451af8213c940dcee05">
          <table:table-cell table:style-name="ce7" office:value="None" office:value-type="string">
            <text:p><text:span text:style-name="ce7">№</text:span></text:p>
          </table:table-cell>
          <table:table-cell table:style-name="ce7" office:value="None" office:value-type="string">
            <text:p><text:span text:style-name="ce7">Фамилия Имя Отчество</text:span></text:p>
          </table:table-cell>
          <table:table-cell table:style-name="ce7" office:value="None" office:value-type="string">
            <text:p><text:span text:style-name="ce7">Табельный №</text:span></text:p>
          </table:table-cell>
          <table:table-cell table:style-name="ce7" office:value="None" office:value-type="string">
            <text:p><text:span text:style-name="ce7">Отработано часов сдельно</text:span></text:p>
          </table:table-cell>
          <table:table-cell table:style-name="ce7" office:value="None" office:value-type="string">
            <text:p><text:span text:style-name="ce7">Отработано часов ночных</text:span></text:p>
          </table:table-cell>
          <table:table-cell table:style-name="ce7" office:value="None" office:value-type="string">
            <text:p><text:span text:style-name="ce7">Часовая тарифная ставка</text:span></text:p>
          </table:table-cell>
          <table:table-cell table:style-name="ce7" office:value="None" office:value-type="string">
            <text:p><text:span text:style-name="ce7">Тарифный фонд</text:span></text:p>
          </table:table-cell>
          <table:table-cell table:style-name="ce7" office:value="None" office:value-type="string">
            <text:p><text:span text:style-name="ce7">Часов дезинфекции</text:span></text:p>
          </table:table-cell>
          <table:table-cell table:style-name="ce7" office:value="None" office:value-type="string">
            <text:p><text:span text:style-name="ce7">Оплата повременн.</text:span></text:p>
          </table:table-cell>
          <table:table-cell table:style-name="ce7" office:value="None" office:value-type="string">
            <text:p><text:span text:style-name="ce7">Оплата сдельная</text:span></text:p>
          </table:table-cell>
          <table:table-cell table:style-name="ce7" office:value="None" office:value-type="string">
            <text:p><text:span text:style-name="ce7">Доплата </text:span></text:p>
            <text:p><text:span text:style-name="ce7">старшим </text:span></text:p>
            <text:p><text:span text:style-name="ce7">смены</text:span></text:p>
          </table:table-cell>
          <table:table-cell table:style-name="ce7" office:value="None" office:value-type="string">
            <text:p><text:span text:style-name="ce7">Общее начисление</text:span></text:p>
          </table:table-cell>
          <table:table-cell table:style-name="ce7" office:value="None" office:value-type="string">
            <text:p><text:span text:style-name="ce7">Размер премил. вознагражд.</text:span></text:p>
          </table:table-cell>
          <table:table-cell table:style-name="ce7" office:value="None" office:value-type="string">
            <text:p><text:span text:style-name="ce7">Итого</text:span></text:p>
          </table:table-cell>
          <table:table-cell table:style-name="ce7" office:value="None" office:value-type="string">
            <text:p><text:span text:style-name="ce7">Установл. коэффиц.</text:span></text:p>
          </table:table-cell>
          <table:table-cell table:style-name="ce7" office:value="None" office:value-type="string">
            <text:p><text:span text:style-name="ce7">Всего начислено</text:span></text:p>
          </table:table-cell>
          <table:table-cell office:value="None" office:value-type="string"/>
        </table:table-row>
        <table:table-row table:style-name="358e562499fcee696ad41fd019c458ba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1.99" office:value-type="percentage">
            <text:p><text:span text:style-name="ce80">1.99</text:span></text:p>
          </table:table-cell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8361d957e16e449bd0e523ffd9ea5658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0c3e6acb5c24e84f16101765f2e5b70a">
          <table:table-cell table:style-name="ce9" office:value="None" office:value-type="string"/>
          <table:table-cell table:style-name="ce21" office:value="None" office:value-type="string"/>
          <table:table-cell table:style-name="ce9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f0ef4fa34adb1f283ee3414149fd983c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380c6edd33115566f835351bb7502bf0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e8264d628a89f03c79a739867f1b8784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db82565d04f0dc58d3dfbee9b8562e87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8f40182f6094057f4b0d61b84c86b984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96b1942666cee260875f3299d59af902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8524dca5aa57cf6b529b8b82a7b03930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bb7caa613f50b6cb89cb4d9f286b150f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7cfe66f15b5081218394f0ce142daa33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a487d69be80d3f91735ae2c16e655690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21cfcdfc59e13f1321b5a5af563fa504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abce2bf2ac1b0809e18b3899d341dabb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8862e297175c63d1530118c6e7617273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d588058fbf4d38857ca18894cde1c046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189c3df3c50611df6948d4fc1ce31c15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7f281e3bca763f219434dfb3e9573a3a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c960b495573d7f5ba4ca4c3eb3ee4340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590dbe5a41efcfd9cdf2d8dbde10d3b7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d20534ba45d004231070e89a9b39809c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4258f3be7386018cb390e6faf60f26ca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e1a11d1ac0abc9e12138fe4257e1f752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7befed04fece5b115c62b471736d5a07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b36cb2de0cb865297dc37ae27dd67a36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d8bb65cc45cf32f8e0b16e8015c2d3be">
          <table:table-cell table:style-name="ce8" office:value="None" office:value-type="string"/>
          <table:table-cell table:style-name="ce22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504b03e3e82aa988ebcb8f54b1c156a7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8ce1b40a83df3dcb12eb8e8a9c64f2cc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dda9e97e7f09a9806871c06cc8e45164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67f136883a9141bf4e199bd7fd546481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f343c0f5c2acf515d675577f4124f909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dab43485bc15f5c8a8100b6d6e3f3a97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130a96c79c63be74f95faac69738f1a5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c93b2e23567da67d11201f6ae079e9a0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7f2959fd21e8e23fc2409bc9a18b0868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65e1aad66b2bf6454f4c917fb35c87dc">
          <table:table-cell table:style-name="ce8" office:value="None" office:value-type="string"/>
          <table:table-cell table:style-name="ce22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a04f90d603bbb84e838bce538f9ee2b5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174e7f663abdc3f7ac35fead4b668483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c3fe203a2e662f66ce141d83d444e911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ae5280e73c1babf6cf82e2ff822414f1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55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c7460e2baa58f6875eacff8e0b51bbd2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44" office:value="None" office:value-type="string"/>
          <table:table-cell table:style-name="ce52" office:value="None" office:value-type="string"/>
          <table:table-cell table:style-name="ce55" office:value="None" office:value-type="string"/>
          <table:table-cell table:style-name="ce59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44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e2236a4961e46c7397eda86abda595de">
          <table:table-cell table:style-name="ce8" office:value="None" office:value-type="string"/>
          <table:table-cell table:style-name="ce20" office:value="None" office:value-type="string"/>
          <table:table-cell table:style-name="ce27" office:value="None" office:value-type="string"/>
          <table:table-cell table:style-name="ce35" office:value="None" office:value-type="string"/>
          <table:table-cell table:style-name="ce35" office:value="None" office:value-type="string"/>
          <table:table-cell table:style-name="ce20" office:value="None" office:value-type="string"/>
          <table:table-cell table:style-name="ce52" office:value="None" office:value-type="string"/>
          <table:table-cell table:style-name="ce55" office:value="None" office:value-type="string"/>
          <table:table-cell table:style-name="ce59" office:value="None" office:value-type="string"/>
          <table:table-cell table:style-name="ce59" office:value="None" office:value-type="string"/>
          <table:table-cell table:style-name="ce59" office:value="None" office:value-type="string"/>
          <table:table-cell table:style-name="ce73" office:value="None" office:value-type="string"/>
          <table:table-cell table:style-name="ce80" office:value="None" office:value-type="string"/>
          <table:table-cell table:style-name="ce44" office:value="None" office:value-type="string"/>
          <table:table-cell table:style-name="ce27" office:value="None" office:value-type="string"/>
          <table:table-cell table:style-name="ce44" office:value="None" office:value-type="string"/>
          <table:table-cell office:value="None" office:value-type="string"/>
        </table:table-row>
        <table:table-row table:style-name="61f5f17833ec8929ddf293e8ab12a8ed">
          <table:table-cell table:style-name="ce10" office:value="None" office:value-type="string"/>
          <table:table-cell table:style-name="ce10" office:value="None" office:value-type="string"/>
          <table:table-cell table:style-name="ce28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10" office:value="None" office:value-type="string"/>
          <table:table-cell table:style-name="ce53" office:value="None" office:value-type="string"/>
          <table:table-cell table:style-name="ce56" office:value="None" office:value-type="string"/>
          <table:table-cell table:style-name="ce60" office:value="None" office:value-type="string"/>
          <table:table-cell table:style-name="ce60" office:value="None" office:value-type="string"/>
          <table:table-cell table:style-name="ce60" office:value="None" office:value-type="string"/>
          <table:table-cell table:style-name="ce74" office:value="None" office:value-type="string"/>
          <table:table-cell table:style-name="ce81" office:value="None" office:value-type="string"/>
          <table:table-cell table:style-name="ce82" office:value="None" office:value-type="string"/>
          <table:table-cell table:style-name="ce28" office:value="None" office:value-type="string"/>
          <table:table-cell table:style-name="ce84" office:value="None" office:value-type="string"/>
          <table:table-cell office:value="None" office:value-type="string"/>
        </table:table-row>
        <table:table-row table:style-name="f6b4f7581f1ad11a65c5e583d51d57cb">
          <table:table-cell table:style-name="ce10" office:value="None" office:value-type="string"/>
          <table:table-cell table:style-name="ce10" office:value="None" office:value-type="string"/>
          <table:table-cell table:style-name="ce28" office:value="None" office:value-type="string"/>
          <table:table-cell table:style-name="ce37" office:value="None" office:value-type="string"/>
          <table:table-cell table:style-name="ce37" office:value="None" office:value-type="string"/>
          <table:table-cell table:style-name="ce10" office:value="None" office:value-type="string"/>
          <table:table-cell table:style-name="ce53" office:value="None" office:value-type="string"/>
          <table:table-cell table:style-name="ce56" office:value="None" office:value-type="string"/>
          <table:table-cell table:style-name="ce60" office:value="None" office:value-type="string"/>
          <table:table-cell table:style-name="ce60" office:value="None" office:value-type="string"/>
          <table:table-cell table:style-name="ce60" office:value="None" office:value-type="string"/>
          <table:table-cell table:style-name="ce74" office:value="None" office:value-type="string"/>
          <table:table-cell table:style-name="ce81" office:value="None" office:value-type="string"/>
          <table:table-cell table:style-name="ce82" office:value="None" office:value-type="string"/>
          <table:table-cell table:style-name="ce28" office:value="None" office:value-type="string"/>
          <table:table-cell table:style-name="ce60" office:value="None" office:value-type="string"/>
          <table:table-cell office:value="None" office:value-type="string"/>
        </table:table-row>
        <table:table-row table:style-name="207eab672c6fdf768a6476146995e97d">
          <table:table-cell table:style-name="ce10" office:value="None" office:value-type="string"/>
          <table:table-cell table:style-name="ce10" office:value="None" office:value-type="string"/>
          <table:table-cell table:style-name="ce28" office:value="None" office:value-type="string"/>
          <table:table-cell table:style-name="ce37" office:value="None" office:value-type="string"/>
          <table:table-cell table:style-name="ce37" office:value="None" office:value-type="string"/>
          <table:table-cell table:style-name="ce10" office:value="None" office:value-type="string"/>
          <table:table-cell table:style-name="ce53" office:value="None" office:value-type="string"/>
          <table:table-cell table:style-name="ce56" office:value="None" office:value-type="string"/>
          <table:table-cell table:style-name="ce60" office:value="None" office:value-type="string"/>
          <table:table-cell table:style-name="ce60" office:value="None" office:value-type="string"/>
          <table:table-cell table:style-name="ce60" office:value="None" office:value-type="string"/>
          <table:table-cell table:style-name="ce74" office:value="None" office:value-type="string"/>
          <table:table-cell table:style-name="ce81" office:value="None" office:value-type="string"/>
          <table:table-cell table:style-name="ce82" office:value="None" office:value-type="string"/>
          <table:table-cell table:style-name="ce28" office:value="None" office:value-type="string"/>
          <table:table-cell table:style-name="ce60" office:value="None" office:value-type="string"/>
          <table:table-cell office:value="None" office:value-type="string"/>
        </table:table-row>
        <table:table-row table:style-name="157fa6beb1dda2b25ca12609f32bc2bf">
          <table:table-cell table:style-name="ce10" office:value="None" office:value-type="string"/>
          <table:table-cell table:style-name="ce10" office:value="None" office:value-type="string"/>
          <table:table-cell table:style-name="ce28" office:value="None" office:value-type="string"/>
          <table:table-cell table:style-name="ce37" office:value="None" office:value-type="string"/>
          <table:table-cell table:style-name="ce37" office:value="None" office:value-type="string"/>
          <table:table-cell table:style-name="ce10" office:value="None" office:value-type="string"/>
          <table:table-cell table:style-name="ce53" office:value="None" office:value-type="string"/>
          <table:table-cell table:style-name="ce56" office:value="None" office:value-type="string"/>
          <table:table-cell table:style-name="ce60" office:value="None" office:value-type="string"/>
          <table:table-cell table:style-name="ce60" office:value="None" office:value-type="string"/>
          <table:table-cell table:style-name="ce60" office:value="None" office:value-type="string"/>
          <table:table-cell table:style-name="ce74" office:value="None" office:value-type="string"/>
          <table:table-cell table:style-name="ce81" office:value="None" office:value-type="string"/>
          <table:table-cell table:style-name="ce82" office:value="None" office:value-type="string"/>
          <table:table-cell table:style-name="ce28" office:value="None" office:value-type="string"/>
          <table:table-cell table:style-name="ce60" office:value="None" office:value-type="string"/>
          <table:table-cell office:value="None" office:value-type="string"/>
        </table:table-row>
        <table:table-row table:style-name="9bef7a05e6cdff05af3f1e76c6a7a8c1">
          <table:table-cell table:style-name="ce10" office:value="None" office:value-type="string"/>
          <table:table-cell table:style-name="ce10" office:value="None" office:value-type="string"/>
          <table:table-cell table:style-name="ce28" office:value="None" office:value-type="string"/>
          <table:table-cell table:style-name="ce37" office:value="None" office:value-type="string"/>
          <table:table-cell table:style-name="ce37" office:value="None" office:value-type="string"/>
          <table:table-cell table:style-name="ce10" office:value="None" office:value-type="string"/>
          <table:table-cell table:style-name="ce53" office:value="None" office:value-type="string"/>
          <table:table-cell table:style-name="ce56" office:value="None" office:value-type="string"/>
          <table:table-cell table:style-name="ce60" office:value="None" office:value-type="string"/>
          <table:table-cell table:style-name="ce60" office:value="None" office:value-type="string"/>
          <table:table-cell table:style-name="ce60" office:value="None" office:value-type="string"/>
          <table:table-cell table:style-name="ce74" office:value="None" office:value-type="string"/>
          <table:table-cell table:style-name="ce81" office:value="None" office:value-type="string"/>
          <table:table-cell table:style-name="ce82" office:value="None" office:value-type="string"/>
          <table:table-cell table:style-name="ce28" office:value="None" office:value-type="string"/>
          <table:table-cell table:style-name="ce60" office:value="None" office:value-type="string"/>
          <table:table-cell office:value="None" office:value-type="string"/>
        </table:table-row>
        <table:table-row table:style-name="1ec21ca02998c26cb3ddc85613b62e9f">
          <table:table-cell table:style-name="ce10" office:value="None" office:value-type="string"/>
          <table:table-cell table:style-name="ce10" office:value="None" office:value-type="string"/>
          <table:table-cell table:style-name="ce28" office:value="None" office:value-type="string"/>
          <table:table-cell table:style-name="ce37" office:value="None" office:value-type="string"/>
          <table:table-cell table:style-name="ce37" office:value="None" office:value-type="string"/>
          <table:table-cell table:style-name="ce10" office:value="None" office:value-type="string"/>
          <table:table-cell table:style-name="ce53" office:value="None" office:value-type="string"/>
          <table:table-cell table:style-name="ce57" office:value="None" office:value-type="string"/>
          <table:table-cell table:style-name="ce60" office:value="None" office:value-type="string"/>
          <table:table-cell table:style-name="ce60" office:value="None" office:value-type="string"/>
          <table:table-cell table:style-name="ce60" office:value="None" office:value-type="string"/>
          <table:table-cell table:style-name="ce74" office:value="None" office:value-type="string"/>
          <table:table-cell table:style-name="ce81" office:value="None" office:value-type="string"/>
          <table:table-cell table:style-name="ce83" office:value="None" office:value-type="string"/>
          <table:table-cell table:style-name="ce28" office:value="None" office:value-type="string"/>
          <table:table-cell table:style-name="ce60" office:value="None" office:value-type="string"/>
          <table:table-cell office:value="None" office:value-type="string"/>
        </table:table-row>
        <table:table-row table:style-name="31c896a0844893670ece56c1e28513fb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54" office:value="None" office:value-type="string"/>
          <table:table-cell office:value="None" office:value-type="string"/>
          <table:table-cell office:value="None" office:value-type="string"/>
          <table:table-cell table:style-name="ce65" office:value="None" office:value-type="string"/>
          <table:table-cell table:style-name="ce65" office:value="None" office:value-type="string"/>
          <table:table-cell table:style-name="ce75" office:value="None" office:value-type="string"/>
          <table:table-cell table:style-name="ce66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97836f8c58ed1d997583fb8b64e0612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58" office:value="None" office:value-type="string"/>
          <table:table-cell office:value="None" office:value-type="string"/>
          <table:table-cell table:style-name="ce66" office:value="None" office:value-type="string"/>
          <table:table-cell table:style-name="ce66" office:value="None" office:value-type="string"/>
          <table:table-cell table:style-name="ce76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a8a03ab741944220f59e7770110f9a26">
          <table:table-cell table:style-name="ce11" office:value="None" office:value-type="string">
            <text:p><text:span text:style-name="ce11">Начальник цеха_________________</text:span></text:p>
          </table:table-cell>
          <table:table-cell table:style-name="ce23" office:value="None" office:value-type="string"/>
          <table:table-cell table:style-name="ce21" office:value="None" office:value-type="string"/>
          <table:table-cell table:style-name="ce38" office:value="None" office:value-type="string">
            <text:p><text:span text:style-name="ce38">Нормировщик____________________</text:span></text:p>
          </table:table-cell>
          <table:table-cell table:style-name="ce42" office:value="None" office:value-type="string"/>
          <table:table-cell table:style-name="ce42" office:value="None" office:value-type="string"/>
          <table:table-cell table:style-name="ce13" office:value="None" office:value-type="string"/>
          <table:table-cell table:style-name="ce42" office:value="None" office:value-type="string"/>
          <table:table-cell table:style-name="ce42" office:value="None" office:value-type="string"/>
          <table:table-cell table:style-name="ce67" office:value="None" office:value-type="string">
            <text:p><text:span text:style-name="ce67">Бухгалтер______________________</text:span></text:p>
          </table:table-cell>
          <table:table-cell table:style-name="ce42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42" office:value="None" office:value-type="string"/>
          <table:table-cell table:style-name="ce42" office:value="None" office:value-type="string"/>
          <table:table-cell table:style-name="ce42" office:value="None" office:value-type="string"/>
          <table:table-cell office:value="None" office:value-type="string"/>
        </table:table-row>
        <table:table-row table:style-name="00d59de1cc841d5d737f8c188cbca686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table:style-name="ce65" office:value="None" office:value-type="string"/>
          <table:table-cell table:style-name="ce6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65" office:value="None" office:value-type="string"/>
          <table:table-cell office:value="None" office:value-type="string"/>
        </table:table-row>
        <table:table-row table:style-name="922cd764b39b7892f4291e6ec5005301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323a1b6fa9a5904f0da09c706523a9d1"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office:value="None" office:value-type="string"/>
        </table:table-row>
        <table:table-row table:style-name="7f455b1816fcd6b2fbb168d422340c0f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2a8882d63bef52e0dd5d7b6c5668ee0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680d138433c667793b9402d326d4077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cfdc05298fbe4cd8771d062878f293d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8fa1735063b5690d5acdfcb280c359b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c5e1d03a7a50212eceef527b37ac685c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4f3d207d1ab3352bc191e8b2bb720fe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147bb501b1146e78cd74ae80aae536ab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da76d7963d1f6018073ddce6db5ae63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3f034c685409dadd4683488455014761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81384cfbccb0bcd991415a8612a7143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b228d480c93245e12f0e16c03cf8e60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f5fb9334f57fc5a298b45acc70ebf504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a1c676c9e4f159ba18b6963650158b27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6513212a3a6519e74dba87055896f1e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c8d72a3f847864df90de373ea0abee4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758d9ec50252b3d8bfb8828e88300367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0ed10506e800a92acd6113de12d5fc3e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957a0d0db97312ac971d093dd051e03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343d5bb33eb5489e3f79cf7cf09d186e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bfba93cde1fe0c6334e2bb5f17233fe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510e6497d62466ad50e25df2782ef71c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34179190f8bf511d1ed2afb2ff1c9191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e0c11e28e7d28f74e9368e9130ac257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a754d99948f62bd4145250cede139e84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1329701c9bc115971700c0f103327e0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074f86d86c81fa6071f41d1fe397b54f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e96d1c8ec07498b450b7f4b3cf723586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09875fe6acc07e80f51db7a21645679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f6449789e8eb487caed73865c42861ae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357f48047d9155ae1b3995bb76086e80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e777288f46b4c04e61b11a19e019f4c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cbe3422919fc43d3e42335d788fecda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52569f66ef8607490b59e753aeb5ca8b">
          <table:table-cell table:style-name="ce13" office:value="None" office:value-type="string"/>
          <table:table-cell table:style-name="ce13" office:value="None" office:value-type="string"/>
          <table:table-cell table:style-name="ce29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office:value="None" office:value-type="string"/>
        </table:table-row>
        <table:table-row table:style-name="27344465ba08e0df28a7cad9ee8ab7dd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c4cb5e6b39d7de918e2e9fab76b3b98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0792d6e563b28d37f27f21827c72efed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350043fd784f936117c821e76e5c329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e9d8ab99f5085b4771c2e1558ab12d61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304bf2be9ff886fa72cfc831b8e0284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f7a024a7e238eb8e4c6432a1ef965495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c87cea2b54ebeb867dcc5db6403ae3e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deb075d727620f29c612bc834dbfc9b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3d4e5725a5dbcf1c11638296132c902e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d945055c9aa394b025ebd6526c393ef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f8676bbb8de8f250dd91851d6c85744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9dbcdbec07931434ef9e529e2d2c4826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fd736ee43803957025866fad57478b46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92cdea00d5eb83bb6dd6b7361753ddf6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70742b491fb974d2a347693dbb5b7626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ff05469b9260f415b41b03481b764ae7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office:value="None" office:value-type="string"/>
        </table:table-row>
        <table:table-row table:style-name="d1052937b1443884a2761d953f01b51f">
          <table:table-cell office:value="None" office:value-type="string"/>
        </table:table-row>
        <table:table-row table:style-name="5c6fb75ab9ff88cfe97d6614143afd0a">
          <table:table-cell office:value="None" office:value-type="string"/>
        </table:table-row>
      </table:table>
      <table:table table:name="Лист1">
        <table:table-column table:style-name="c42353bf75e0deadfd2b7677ef65f12e" table:number-columns-repeated="1024" table:default-cell-style-name="None"/>
        <table:table-row table:style-name="344fa805b5a5be898c77698be63207a2">
          <table:table-cell office:value="None" office:value-type="string"/>
        </table:table-row>
      </table:table>
      <table:table table:name="Лист2">
        <table:table-column table:style-name="e6dafa6e5f4fe9a9965824614ff68d05" table:number-columns-repeated="1024" table:default-cell-style-name="None"/>
        <table:table-row table:style-name="298fae6ff90a1eca94f0cac843b13939">
          <table:table-cell office:value="None" office:value-type="string"/>
        </table:table-row>
      </table:table>
      <table:table table:name="Лист3">
        <table:table-column table:style-name="903025ba7460ab960e7edee10f3431d7" table:number-columns-repeated="1024" table:default-cell-style-name="None"/>
        <table:table-row table:style-name="5f68cb29e9453295b6f4a9855464c71e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styles>
    <number:percentage-style style:name="d2816e773102987035e8ea8821cbec63" style:display-name="d2816e773102987035e8ea8821cbec63">
      <number:number number:grouping="false" number:decimal-places="2" number:min-integer-digits="1"/>
      <number:text>%</number:text>
    </number:percentage-style>
    <number:percentage-style style:name="784e3615d861730e98f1ae23e2181a0c" style:display-name="784e3615d861730e98f1ae23e2181a0c">
      <number:number number:grouping="false" number:decimal-places="2" number:min-integer-digits="1"/>
      <number:text>%</number:text>
    </number:percentage-style>
    <number:percentage-style style:name="fe249faa643206ceb4be8203394a1101" style:display-name="fe249faa643206ceb4be8203394a1101">
      <number:number number:grouping="false" number:decimal-places="2" number:min-integer-digits="1"/>
      <number:text>%</number:text>
    </number:percentage-style>
    <number:percentage-style style:name="7fe258878d96448fc1f5b0539e5fb455" style:display-name="7fe258878d96448fc1f5b0539e5fb455">
      <number:number number:grouping="false" number:decimal-places="2" number:min-integer-digits="1"/>
      <number:text>%</number:text>
    </number:percentage-style>
  </office:styles>
  <office:automatic-styles>
    <style:page-layout style:name="MyPageLayout">
      <style:page-layout-properties fo:margin-right="1862.0" fo:page-height="42.0cm" fo:margin-top="2449.02" style:print-orientation="landscape" fo:margin-left="1862.0" fo:page-width="29.7cm" style:writing-mode="lr-tb" fo:margin-bottom="2449.02"/>
    </style:page-layout>
    <style:page-layout style:name="MyPageLayout">
      <style:page-layout-properties fo:margin-right="1862.0" fo:page-height="42.0cm" fo:margin-top="2449.02" style:print-orientation="landscape" fo:margin-left="1862.0" fo:page-width="29.7cm" style:writing-mode="lr-tb" fo:margin-bottom="2449.02"/>
    </style:page-layout>
    <style:page-layout style:name="MyPageLayout">
      <style:page-layout-properties fo:margin-right="1862.0" fo:page-height="42.0cm" fo:margin-top="2449.02" style:print-orientation="landscape" fo:margin-left="1862.0" fo:page-width="29.7cm" style:writing-mode="lr-tb" fo:margin-bottom="2449.02"/>
    </style:page-layout>
    <style:page-layout style:name="MyPageLayout">
      <style:page-layout-properties fo:margin-right="1862.0" fo:page-height="42.0cm" fo:margin-top="2449.02" style:print-orientation="landscape" fo:margin-left="1862.0" fo:page-width="29.7cm" style:writing-mode="lr-tb" fo:margin-bottom="2449.02"/>
    </style:page-layout>
  </office:automatic-styles>
  <office:master-styles>
    <style:master-page style:name="Default" style:page-layout-name="MyPageLayout" style:display-name="Default"/>
    <style:master-page style:name="Default" style:page-layout-name="MyPageLayout" style:display-name="Default"/>
    <style:master-page style:name="Default" style:page-layout-name="MyPageLayout" style:display-name="Default"/>
    <style:master-page style:name="Default" style:page-layout-name="MyPageLayout" style:display-name="Default"/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meta>
    <meta:generator>ODFPY/0.9.6</meta:generator>
  </office:meta>
</office:document-meta>
</file>